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161in"/>
    </style:style>
    <style:style style:name="co2" style:family="table-column">
      <style:table-column-properties fo:break-before="auto" style:column-width="1.1283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42"/>
    <style:style style:name="ce2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table:number-columns-repeated="3"/>
        </table:table-row>
      </table:table>
      <table:table table:name="Base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Load</text:p>
          </table:table-cell>
          <table:table-cell office:value-type="string" calcext:value-type="string">
            <text:p>Hash operations</text:p>
          </table:table-cell>
          <table:table-cell office:value-type="string" calcext:value-type="string">
            <text:p>All</text:p>
          </table:table-cell>
          <table:table-cell table:number-columns-repeated="3"/>
        </table:table-row>
        <table:table-row table:style-name="ro1">
          <table:table-cell office:value-type="float" office:value="283454357" calcext:value-type="float">
            <text:p>283454357</text:p>
          </table:table-cell>
          <table:table-cell office:value-type="float" office:value="113184318" calcext:value-type="float">
            <text:p>113184318</text:p>
          </table:table-cell>
          <table:table-cell office:value-type="float" office:value="396638675" calcext:value-type="float">
            <text:p>396638675</text:p>
          </table:table-cell>
          <table:table-cell table:style-name="ce1" table:formula="of:=AVERAGE([.C:.C])" office:value-type="float" office:value="392747777.64" calcext:value-type="float">
            <text:p>3.927E+08</text:p>
          </table:table-cell>
          <table:table-cell table:style-name="ce1" table:formula="of:=STDEV([.C:.C])" office:value-type="float" office:value="5750312.79223769" calcext:value-type="float">
            <text:p>5.750E+06</text:p>
          </table:table-cell>
          <table:table-cell table:style-name="ce2" table:formula="of:=[.E2]/[.D2]*100" office:value-type="float" office:value="1.4641235723321" calcext:value-type="float">
            <text:p>1.46</text:p>
          </table:table-cell>
        </table:table-row>
        <table:table-row table:style-name="ro1">
          <table:table-cell office:value-type="float" office:value="286517974" calcext:value-type="float">
            <text:p>286517974</text:p>
          </table:table-cell>
          <table:table-cell office:value-type="float" office:value="112330264" calcext:value-type="float">
            <text:p>112330264</text:p>
          </table:table-cell>
          <table:table-cell office:value-type="float" office:value="398848238" calcext:value-type="float">
            <text:p>398848238</text:p>
          </table:table-cell>
          <table:table-cell table:number-columns-repeated="3"/>
        </table:table-row>
        <table:table-row table:style-name="ro1">
          <table:table-cell office:value-type="float" office:value="286614330" calcext:value-type="float">
            <text:p>286614330</text:p>
          </table:table-cell>
          <table:table-cell office:value-type="float" office:value="112729822" calcext:value-type="float">
            <text:p>112729822</text:p>
          </table:table-cell>
          <table:table-cell office:value-type="float" office:value="399344152" calcext:value-type="float">
            <text:p>399344152</text:p>
          </table:table-cell>
          <table:table-cell table:number-columns-repeated="3"/>
        </table:table-row>
        <table:table-row table:style-name="ro1">
          <table:table-cell office:value-type="float" office:value="285627427" calcext:value-type="float">
            <text:p>285627427</text:p>
          </table:table-cell>
          <table:table-cell office:value-type="float" office:value="112179998" calcext:value-type="float">
            <text:p>112179998</text:p>
          </table:table-cell>
          <table:table-cell office:value-type="float" office:value="397807425" calcext:value-type="float">
            <text:p>397807425</text:p>
          </table:table-cell>
          <table:table-cell table:number-columns-repeated="3"/>
        </table:table-row>
        <table:table-row table:style-name="ro1">
          <table:table-cell office:value-type="float" office:value="285926705" calcext:value-type="float">
            <text:p>285926705</text:p>
          </table:table-cell>
          <table:table-cell office:value-type="float" office:value="112602798" calcext:value-type="float">
            <text:p>112602798</text:p>
          </table:table-cell>
          <table:table-cell office:value-type="float" office:value="398529503" calcext:value-type="float">
            <text:p>398529503</text:p>
          </table:table-cell>
          <table:table-cell table:number-columns-repeated="3"/>
        </table:table-row>
        <table:table-row table:style-name="ro1">
          <table:table-cell office:value-type="float" office:value="286024141" calcext:value-type="float">
            <text:p>286024141</text:p>
          </table:table-cell>
          <table:table-cell office:value-type="float" office:value="112416172" calcext:value-type="float">
            <text:p>112416172</text:p>
          </table:table-cell>
          <table:table-cell office:value-type="float" office:value="398440313" calcext:value-type="float">
            <text:p>398440313</text:p>
          </table:table-cell>
          <table:table-cell table:number-columns-repeated="3"/>
        </table:table-row>
        <table:table-row table:style-name="ro1">
          <table:table-cell office:value-type="float" office:value="286128728" calcext:value-type="float">
            <text:p>286128728</text:p>
          </table:table-cell>
          <table:table-cell office:value-type="float" office:value="112375488" calcext:value-type="float">
            <text:p>112375488</text:p>
          </table:table-cell>
          <table:table-cell office:value-type="float" office:value="398504216" calcext:value-type="float">
            <text:p>398504216</text:p>
          </table:table-cell>
          <table:table-cell table:number-columns-repeated="3"/>
        </table:table-row>
        <table:table-row table:style-name="ro1">
          <table:table-cell office:value-type="float" office:value="286227696" calcext:value-type="float">
            <text:p>286227696</text:p>
          </table:table-cell>
          <table:table-cell office:value-type="float" office:value="112399050" calcext:value-type="float">
            <text:p>112399050</text:p>
          </table:table-cell>
          <table:table-cell office:value-type="float" office:value="398626746" calcext:value-type="float">
            <text:p>398626746</text:p>
          </table:table-cell>
          <table:table-cell table:number-columns-repeated="3"/>
        </table:table-row>
        <table:table-row table:style-name="ro1">
          <table:table-cell office:value-type="float" office:value="286140968" calcext:value-type="float">
            <text:p>286140968</text:p>
          </table:table-cell>
          <table:table-cell office:value-type="float" office:value="112272322" calcext:value-type="float">
            <text:p>112272322</text:p>
          </table:table-cell>
          <table:table-cell office:value-type="float" office:value="398413290" calcext:value-type="float">
            <text:p>398413290</text:p>
          </table:table-cell>
          <table:table-cell table:number-columns-repeated="3"/>
        </table:table-row>
        <table:table-row table:style-name="ro1">
          <table:table-cell office:value-type="float" office:value="285544919" calcext:value-type="float">
            <text:p>285544919</text:p>
          </table:table-cell>
          <table:table-cell office:value-type="float" office:value="112459399" calcext:value-type="float">
            <text:p>112459399</text:p>
          </table:table-cell>
          <table:table-cell office:value-type="float" office:value="398004318" calcext:value-type="float">
            <text:p>398004318</text:p>
          </table:table-cell>
          <table:table-cell table:number-columns-repeated="3"/>
        </table:table-row>
        <table:table-row table:style-name="ro1">
          <table:table-cell office:value-type="float" office:value="288910166" calcext:value-type="float">
            <text:p>288910166</text:p>
          </table:table-cell>
          <table:table-cell office:value-type="float" office:value="114935337" calcext:value-type="float">
            <text:p>114935337</text:p>
          </table:table-cell>
          <table:table-cell office:value-type="float" office:value="403845503" calcext:value-type="float">
            <text:p>403845503</text:p>
          </table:table-cell>
          <table:table-cell table:number-columns-repeated="3"/>
        </table:table-row>
        <table:table-row table:style-name="ro1">
          <table:table-cell office:value-type="float" office:value="287119214" calcext:value-type="float">
            <text:p>287119214</text:p>
          </table:table-cell>
          <table:table-cell office:value-type="float" office:value="112029844" calcext:value-type="float">
            <text:p>112029844</text:p>
          </table:table-cell>
          <table:table-cell office:value-type="float" office:value="399149058" calcext:value-type="float">
            <text:p>399149058</text:p>
          </table:table-cell>
          <table:table-cell table:number-columns-repeated="3"/>
        </table:table-row>
        <table:table-row table:style-name="ro1">
          <table:table-cell office:value-type="float" office:value="285995579" calcext:value-type="float">
            <text:p>285995579</text:p>
          </table:table-cell>
          <table:table-cell office:value-type="float" office:value="112699751" calcext:value-type="float">
            <text:p>112699751</text:p>
          </table:table-cell>
          <table:table-cell office:value-type="float" office:value="398695330" calcext:value-type="float">
            <text:p>398695330</text:p>
          </table:table-cell>
          <table:table-cell table:number-columns-repeated="3"/>
        </table:table-row>
        <table:table-row table:style-name="ro1">
          <table:table-cell office:value-type="float" office:value="287217841" calcext:value-type="float">
            <text:p>287217841</text:p>
          </table:table-cell>
          <table:table-cell office:value-type="float" office:value="112450253" calcext:value-type="float">
            <text:p>112450253</text:p>
          </table:table-cell>
          <table:table-cell office:value-type="float" office:value="399668094" calcext:value-type="float">
            <text:p>399668094</text:p>
          </table:table-cell>
          <table:table-cell table:number-columns-repeated="3"/>
        </table:table-row>
        <table:table-row table:style-name="ro1">
          <table:table-cell office:value-type="float" office:value="286301836" calcext:value-type="float">
            <text:p>286301836</text:p>
          </table:table-cell>
          <table:table-cell office:value-type="float" office:value="112544303" calcext:value-type="float">
            <text:p>112544303</text:p>
          </table:table-cell>
          <table:table-cell office:value-type="float" office:value="398846139" calcext:value-type="float">
            <text:p>398846139</text:p>
          </table:table-cell>
          <table:table-cell table:number-columns-repeated="3"/>
        </table:table-row>
        <table:table-row table:style-name="ro1">
          <table:table-cell office:value-type="float" office:value="285933698" calcext:value-type="float">
            <text:p>285933698</text:p>
          </table:table-cell>
          <table:table-cell office:value-type="float" office:value="112507558" calcext:value-type="float">
            <text:p>112507558</text:p>
          </table:table-cell>
          <table:table-cell office:value-type="float" office:value="398441256" calcext:value-type="float">
            <text:p>398441256</text:p>
          </table:table-cell>
          <table:table-cell table:number-columns-repeated="3"/>
        </table:table-row>
        <table:table-row table:style-name="ro1">
          <table:table-cell office:value-type="float" office:value="286753013" calcext:value-type="float">
            <text:p>286753013</text:p>
          </table:table-cell>
          <table:table-cell office:value-type="float" office:value="113703402" calcext:value-type="float">
            <text:p>113703402</text:p>
          </table:table-cell>
          <table:table-cell office:value-type="float" office:value="400456415" calcext:value-type="float">
            <text:p>400456415</text:p>
          </table:table-cell>
          <table:table-cell table:number-columns-repeated="3"/>
        </table:table-row>
        <table:table-row table:style-name="ro1">
          <table:table-cell office:value-type="float" office:value="286733585" calcext:value-type="float">
            <text:p>286733585</text:p>
          </table:table-cell>
          <table:table-cell office:value-type="float" office:value="112545277" calcext:value-type="float">
            <text:p>112545277</text:p>
          </table:table-cell>
          <table:table-cell office:value-type="float" office:value="399278862" calcext:value-type="float">
            <text:p>399278862</text:p>
          </table:table-cell>
          <table:table-cell table:number-columns-repeated="3"/>
        </table:table-row>
        <table:table-row table:style-name="ro1">
          <table:table-cell office:value-type="float" office:value="298865818" calcext:value-type="float">
            <text:p>298865818</text:p>
          </table:table-cell>
          <table:table-cell office:value-type="float" office:value="127492331" calcext:value-type="float">
            <text:p>127492331</text:p>
          </table:table-cell>
          <table:table-cell office:value-type="float" office:value="426358149" calcext:value-type="float">
            <text:p>426358149</text:p>
          </table:table-cell>
          <table:table-cell table:number-columns-repeated="3"/>
        </table:table-row>
        <table:table-row table:style-name="ro1">
          <table:table-cell office:value-type="float" office:value="285700119" calcext:value-type="float">
            <text:p>285700119</text:p>
          </table:table-cell>
          <table:table-cell office:value-type="float" office:value="112453585" calcext:value-type="float">
            <text:p>112453585</text:p>
          </table:table-cell>
          <table:table-cell office:value-type="float" office:value="398153704" calcext:value-type="float">
            <text:p>398153704</text:p>
          </table:table-cell>
          <table:table-cell table:number-columns-repeated="3"/>
        </table:table-row>
        <table:table-row table:style-name="ro1">
          <table:table-cell office:value-type="float" office:value="286594180" calcext:value-type="float">
            <text:p>286594180</text:p>
          </table:table-cell>
          <table:table-cell office:value-type="float" office:value="112405750" calcext:value-type="float">
            <text:p>112405750</text:p>
          </table:table-cell>
          <table:table-cell office:value-type="float" office:value="398999930" calcext:value-type="float">
            <text:p>398999930</text:p>
          </table:table-cell>
          <table:table-cell table:number-columns-repeated="3"/>
        </table:table-row>
        <table:table-row table:style-name="ro1">
          <table:table-cell office:value-type="float" office:value="285555265" calcext:value-type="float">
            <text:p>285555265</text:p>
          </table:table-cell>
          <table:table-cell office:value-type="float" office:value="112322086" calcext:value-type="float">
            <text:p>112322086</text:p>
          </table:table-cell>
          <table:table-cell office:value-type="float" office:value="397877351" calcext:value-type="float">
            <text:p>397877351</text:p>
          </table:table-cell>
          <table:table-cell table:number-columns-repeated="3"/>
        </table:table-row>
        <table:table-row table:style-name="ro1">
          <table:table-cell office:value-type="float" office:value="285536601" calcext:value-type="float">
            <text:p>285536601</text:p>
          </table:table-cell>
          <table:table-cell office:value-type="float" office:value="114159064" calcext:value-type="float">
            <text:p>114159064</text:p>
          </table:table-cell>
          <table:table-cell office:value-type="float" office:value="399695665" calcext:value-type="float">
            <text:p>399695665</text:p>
          </table:table-cell>
          <table:table-cell table:number-columns-repeated="3"/>
        </table:table-row>
        <table:table-row table:style-name="ro1">
          <table:table-cell office:value-type="float" office:value="284899283" calcext:value-type="float">
            <text:p>284899283</text:p>
          </table:table-cell>
          <table:table-cell office:value-type="float" office:value="112628885" calcext:value-type="float">
            <text:p>112628885</text:p>
          </table:table-cell>
          <table:table-cell office:value-type="float" office:value="397528168" calcext:value-type="float">
            <text:p>397528168</text:p>
          </table:table-cell>
          <table:table-cell table:number-columns-repeated="3"/>
        </table:table-row>
        <table:table-row table:style-name="ro1">
          <table:table-cell office:value-type="float" office:value="284571441" calcext:value-type="float">
            <text:p>284571441</text:p>
          </table:table-cell>
          <table:table-cell office:value-type="float" office:value="112677217" calcext:value-type="float">
            <text:p>112677217</text:p>
          </table:table-cell>
          <table:table-cell office:value-type="float" office:value="397248658" calcext:value-type="float">
            <text:p>397248658</text:p>
          </table:table-cell>
          <table:table-cell table:number-columns-repeated="3"/>
        </table:table-row>
        <table:table-row table:style-name="ro1">
          <table:table-cell office:value-type="float" office:value="285270146" calcext:value-type="float">
            <text:p>285270146</text:p>
          </table:table-cell>
          <table:table-cell office:value-type="float" office:value="112674073" calcext:value-type="float">
            <text:p>112674073</text:p>
          </table:table-cell>
          <table:table-cell office:value-type="float" office:value="397944219" calcext:value-type="float">
            <text:p>397944219</text:p>
          </table:table-cell>
          <table:table-cell table:number-columns-repeated="3"/>
        </table:table-row>
        <table:table-row table:style-name="ro1">
          <table:table-cell office:value-type="float" office:value="285440355" calcext:value-type="float">
            <text:p>285440355</text:p>
          </table:table-cell>
          <table:table-cell office:value-type="float" office:value="112608047" calcext:value-type="float">
            <text:p>112608047</text:p>
          </table:table-cell>
          <table:table-cell office:value-type="float" office:value="398048402" calcext:value-type="float">
            <text:p>398048402</text:p>
          </table:table-cell>
          <table:table-cell table:number-columns-repeated="3"/>
        </table:table-row>
        <table:table-row table:style-name="ro1">
          <table:table-cell office:value-type="float" office:value="286028706" calcext:value-type="float">
            <text:p>286028706</text:p>
          </table:table-cell>
          <table:table-cell office:value-type="float" office:value="112369477" calcext:value-type="float">
            <text:p>112369477</text:p>
          </table:table-cell>
          <table:table-cell office:value-type="float" office:value="398398183" calcext:value-type="float">
            <text:p>398398183</text:p>
          </table:table-cell>
          <table:table-cell table:number-columns-repeated="3"/>
        </table:table-row>
        <table:table-row table:style-name="ro1">
          <table:table-cell office:value-type="float" office:value="286211051" calcext:value-type="float">
            <text:p>286211051</text:p>
          </table:table-cell>
          <table:table-cell office:value-type="float" office:value="115669837" calcext:value-type="float">
            <text:p>115669837</text:p>
          </table:table-cell>
          <table:table-cell office:value-type="float" office:value="401880888" calcext:value-type="float">
            <text:p>401880888</text:p>
          </table:table-cell>
          <table:table-cell table:number-columns-repeated="3"/>
        </table:table-row>
        <table:table-row table:style-name="ro1">
          <table:table-cell office:value-type="float" office:value="286459958" calcext:value-type="float">
            <text:p>286459958</text:p>
          </table:table-cell>
          <table:table-cell office:value-type="float" office:value="112483382" calcext:value-type="float">
            <text:p>112483382</text:p>
          </table:table-cell>
          <table:table-cell office:value-type="float" office:value="398943340" calcext:value-type="float">
            <text:p>398943340</text:p>
          </table:table-cell>
          <table:table-cell table:number-columns-repeated="3"/>
        </table:table-row>
        <table:table-row table:style-name="ro1">
          <table:table-cell office:value-type="float" office:value="286684400" calcext:value-type="float">
            <text:p>286684400</text:p>
          </table:table-cell>
          <table:table-cell office:value-type="float" office:value="112907808" calcext:value-type="float">
            <text:p>112907808</text:p>
          </table:table-cell>
          <table:table-cell office:value-type="float" office:value="399592208" calcext:value-type="float">
            <text:p>399592208</text:p>
          </table:table-cell>
          <table:table-cell table:number-columns-repeated="3"/>
        </table:table-row>
        <table:table-row table:style-name="ro1">
          <table:table-cell office:value-type="float" office:value="286448748" calcext:value-type="float">
            <text:p>286448748</text:p>
          </table:table-cell>
          <table:table-cell office:value-type="float" office:value="117273354" calcext:value-type="float">
            <text:p>117273354</text:p>
          </table:table-cell>
          <table:table-cell office:value-type="float" office:value="403722102" calcext:value-type="float">
            <text:p>403722102</text:p>
          </table:table-cell>
          <table:table-cell table:number-columns-repeated="3"/>
        </table:table-row>
        <table:table-row table:style-name="ro1">
          <table:table-cell office:value-type="float" office:value="281382157" calcext:value-type="float">
            <text:p>281382157</text:p>
          </table:table-cell>
          <table:table-cell office:value-type="float" office:value="108281996" calcext:value-type="float">
            <text:p>108281996</text:p>
          </table:table-cell>
          <table:table-cell office:value-type="float" office:value="389664153" calcext:value-type="float">
            <text:p>389664153</text:p>
          </table:table-cell>
          <table:table-cell table:number-columns-repeated="3"/>
        </table:table-row>
        <table:table-row table:style-name="ro1">
          <table:table-cell office:value-type="float" office:value="280079070" calcext:value-type="float">
            <text:p>280079070</text:p>
          </table:table-cell>
          <table:table-cell office:value-type="float" office:value="108314640" calcext:value-type="float">
            <text:p>108314640</text:p>
          </table:table-cell>
          <table:table-cell office:value-type="float" office:value="388393710" calcext:value-type="float">
            <text:p>388393710</text:p>
          </table:table-cell>
          <table:table-cell table:number-columns-repeated="3"/>
        </table:table-row>
        <table:table-row table:style-name="ro1">
          <table:table-cell office:value-type="float" office:value="280021729" calcext:value-type="float">
            <text:p>280021729</text:p>
          </table:table-cell>
          <table:table-cell office:value-type="float" office:value="108224487" calcext:value-type="float">
            <text:p>108224487</text:p>
          </table:table-cell>
          <table:table-cell office:value-type="float" office:value="388246216" calcext:value-type="float">
            <text:p>388246216</text:p>
          </table:table-cell>
          <table:table-cell table:number-columns-repeated="3"/>
        </table:table-row>
        <table:table-row table:style-name="ro1">
          <table:table-cell office:value-type="float" office:value="281232203" calcext:value-type="float">
            <text:p>281232203</text:p>
          </table:table-cell>
          <table:table-cell office:value-type="float" office:value="108755941" calcext:value-type="float">
            <text:p>108755941</text:p>
          </table:table-cell>
          <table:table-cell office:value-type="float" office:value="389988144" calcext:value-type="float">
            <text:p>389988144</text:p>
          </table:table-cell>
          <table:table-cell table:number-columns-repeated="3"/>
        </table:table-row>
        <table:table-row table:style-name="ro1">
          <table:table-cell office:value-type="float" office:value="280570325" calcext:value-type="float">
            <text:p>280570325</text:p>
          </table:table-cell>
          <table:table-cell office:value-type="float" office:value="108147881" calcext:value-type="float">
            <text:p>108147881</text:p>
          </table:table-cell>
          <table:table-cell office:value-type="float" office:value="388718206" calcext:value-type="float">
            <text:p>388718206</text:p>
          </table:table-cell>
          <table:table-cell table:number-columns-repeated="3"/>
        </table:table-row>
        <table:table-row table:style-name="ro1">
          <table:table-cell office:value-type="float" office:value="280476224" calcext:value-type="float">
            <text:p>280476224</text:p>
          </table:table-cell>
          <table:table-cell office:value-type="float" office:value="108311399" calcext:value-type="float">
            <text:p>108311399</text:p>
          </table:table-cell>
          <table:table-cell office:value-type="float" office:value="388787623" calcext:value-type="float">
            <text:p>388787623</text:p>
          </table:table-cell>
          <table:table-cell table:number-columns-repeated="3"/>
        </table:table-row>
        <table:table-row table:style-name="ro1">
          <table:table-cell office:value-type="float" office:value="280375042" calcext:value-type="float">
            <text:p>280375042</text:p>
          </table:table-cell>
          <table:table-cell office:value-type="float" office:value="108468246" calcext:value-type="float">
            <text:p>108468246</text:p>
          </table:table-cell>
          <table:table-cell office:value-type="float" office:value="388843288" calcext:value-type="float">
            <text:p>388843288</text:p>
          </table:table-cell>
          <table:table-cell table:number-columns-repeated="3"/>
        </table:table-row>
        <table:table-row table:style-name="ro1">
          <table:table-cell office:value-type="float" office:value="280733571" calcext:value-type="float">
            <text:p>280733571</text:p>
          </table:table-cell>
          <table:table-cell office:value-type="float" office:value="108059553" calcext:value-type="float">
            <text:p>108059553</text:p>
          </table:table-cell>
          <table:table-cell office:value-type="float" office:value="388793124" calcext:value-type="float">
            <text:p>388793124</text:p>
          </table:table-cell>
          <table:table-cell table:number-columns-repeated="3"/>
        </table:table-row>
        <table:table-row table:style-name="ro1">
          <table:table-cell office:value-type="float" office:value="281416374" calcext:value-type="float">
            <text:p>281416374</text:p>
          </table:table-cell>
          <table:table-cell office:value-type="float" office:value="108179601" calcext:value-type="float">
            <text:p>108179601</text:p>
          </table:table-cell>
          <table:table-cell office:value-type="float" office:value="389595975" calcext:value-type="float">
            <text:p>389595975</text:p>
          </table:table-cell>
          <table:table-cell table:number-columns-repeated="3"/>
        </table:table-row>
        <table:table-row table:style-name="ro1">
          <table:table-cell office:value-type="float" office:value="281519315" calcext:value-type="float">
            <text:p>281519315</text:p>
          </table:table-cell>
          <table:table-cell office:value-type="float" office:value="108212736" calcext:value-type="float">
            <text:p>108212736</text:p>
          </table:table-cell>
          <table:table-cell office:value-type="float" office:value="389732051" calcext:value-type="float">
            <text:p>389732051</text:p>
          </table:table-cell>
          <table:table-cell table:number-columns-repeated="3"/>
        </table:table-row>
        <table:table-row table:style-name="ro1">
          <table:table-cell office:value-type="float" office:value="281401641" calcext:value-type="float">
            <text:p>281401641</text:p>
          </table:table-cell>
          <table:table-cell office:value-type="float" office:value="108348414" calcext:value-type="float">
            <text:p>108348414</text:p>
          </table:table-cell>
          <table:table-cell office:value-type="float" office:value="389750055" calcext:value-type="float">
            <text:p>389750055</text:p>
          </table:table-cell>
          <table:table-cell table:number-columns-repeated="3"/>
        </table:table-row>
        <table:table-row table:style-name="ro1">
          <table:table-cell office:value-type="float" office:value="280777449" calcext:value-type="float">
            <text:p>280777449</text:p>
          </table:table-cell>
          <table:table-cell office:value-type="float" office:value="108496006" calcext:value-type="float">
            <text:p>108496006</text:p>
          </table:table-cell>
          <table:table-cell office:value-type="float" office:value="389273455" calcext:value-type="float">
            <text:p>389273455</text:p>
          </table:table-cell>
          <table:table-cell table:number-columns-repeated="3"/>
        </table:table-row>
        <table:table-row table:style-name="ro1">
          <table:table-cell office:value-type="float" office:value="280528284" calcext:value-type="float">
            <text:p>280528284</text:p>
          </table:table-cell>
          <table:table-cell office:value-type="float" office:value="108301683" calcext:value-type="float">
            <text:p>108301683</text:p>
          </table:table-cell>
          <table:table-cell office:value-type="float" office:value="388829967" calcext:value-type="float">
            <text:p>388829967</text:p>
          </table:table-cell>
          <table:table-cell table:number-columns-repeated="3"/>
        </table:table-row>
        <table:table-row table:style-name="ro1">
          <table:table-cell office:value-type="float" office:value="280899439" calcext:value-type="float">
            <text:p>280899439</text:p>
          </table:table-cell>
          <table:table-cell office:value-type="float" office:value="108195264" calcext:value-type="float">
            <text:p>108195264</text:p>
          </table:table-cell>
          <table:table-cell office:value-type="float" office:value="389094703" calcext:value-type="float">
            <text:p>389094703</text:p>
          </table:table-cell>
          <table:table-cell table:number-columns-repeated="3"/>
        </table:table-row>
        <table:table-row table:style-name="ro1">
          <table:table-cell office:value-type="float" office:value="280674517" calcext:value-type="float">
            <text:p>280674517</text:p>
          </table:table-cell>
          <table:table-cell office:value-type="float" office:value="108687724" calcext:value-type="float">
            <text:p>108687724</text:p>
          </table:table-cell>
          <table:table-cell office:value-type="float" office:value="389362241" calcext:value-type="float">
            <text:p>389362241</text:p>
          </table:table-cell>
          <table:table-cell table:number-columns-repeated="3"/>
        </table:table-row>
        <table:table-row table:style-name="ro1">
          <table:table-cell office:value-type="float" office:value="280704871" calcext:value-type="float">
            <text:p>280704871</text:p>
          </table:table-cell>
          <table:table-cell office:value-type="float" office:value="108362876" calcext:value-type="float">
            <text:p>108362876</text:p>
          </table:table-cell>
          <table:table-cell office:value-type="float" office:value="389067747" calcext:value-type="float">
            <text:p>389067747</text:p>
          </table:table-cell>
          <table:table-cell table:number-columns-repeated="3"/>
        </table:table-row>
        <table:table-row table:style-name="ro1">
          <table:table-cell office:value-type="float" office:value="279880317" calcext:value-type="float">
            <text:p>279880317</text:p>
          </table:table-cell>
          <table:table-cell office:value-type="float" office:value="108371639" calcext:value-type="float">
            <text:p>108371639</text:p>
          </table:table-cell>
          <table:table-cell office:value-type="float" office:value="388251956" calcext:value-type="float">
            <text:p>388251956</text:p>
          </table:table-cell>
          <table:table-cell table:number-columns-repeated="3"/>
        </table:table-row>
        <table:table-row table:style-name="ro1">
          <table:table-cell office:value-type="float" office:value="280505188" calcext:value-type="float">
            <text:p>280505188</text:p>
          </table:table-cell>
          <table:table-cell office:value-type="float" office:value="108610295" calcext:value-type="float">
            <text:p>108610295</text:p>
          </table:table-cell>
          <table:table-cell office:value-type="float" office:value="389115483" calcext:value-type="float">
            <text:p>389115483</text:p>
          </table:table-cell>
          <table:table-cell table:number-columns-repeated="3"/>
        </table:table-row>
        <table:table-row table:style-name="ro1">
          <table:table-cell office:value-type="float" office:value="280971383" calcext:value-type="float">
            <text:p>280971383</text:p>
          </table:table-cell>
          <table:table-cell office:value-type="float" office:value="108246815" calcext:value-type="float">
            <text:p>108246815</text:p>
          </table:table-cell>
          <table:table-cell office:value-type="float" office:value="389218198" calcext:value-type="float">
            <text:p>389218198</text:p>
          </table:table-cell>
          <table:table-cell table:number-columns-repeated="3"/>
        </table:table-row>
        <table:table-row table:style-name="ro1">
          <table:table-cell office:value-type="float" office:value="281680483" calcext:value-type="float">
            <text:p>281680483</text:p>
          </table:table-cell>
          <table:table-cell office:value-type="float" office:value="108710534" calcext:value-type="float">
            <text:p>108710534</text:p>
          </table:table-cell>
          <table:table-cell office:value-type="float" office:value="390391017" calcext:value-type="float">
            <text:p>390391017</text:p>
          </table:table-cell>
          <table:table-cell table:number-columns-repeated="3"/>
        </table:table-row>
        <table:table-row table:style-name="ro1">
          <table:table-cell office:value-type="float" office:value="280935927" calcext:value-type="float">
            <text:p>280935927</text:p>
          </table:table-cell>
          <table:table-cell office:value-type="float" office:value="108254960" calcext:value-type="float">
            <text:p>108254960</text:p>
          </table:table-cell>
          <table:table-cell office:value-type="float" office:value="389190887" calcext:value-type="float">
            <text:p>389190887</text:p>
          </table:table-cell>
          <table:table-cell table:number-columns-repeated="3"/>
        </table:table-row>
        <table:table-row table:style-name="ro1">
          <table:table-cell office:value-type="float" office:value="280867517" calcext:value-type="float">
            <text:p>280867517</text:p>
          </table:table-cell>
          <table:table-cell office:value-type="float" office:value="108917109" calcext:value-type="float">
            <text:p>108917109</text:p>
          </table:table-cell>
          <table:table-cell office:value-type="float" office:value="389784626" calcext:value-type="float">
            <text:p>389784626</text:p>
          </table:table-cell>
          <table:table-cell table:number-columns-repeated="3"/>
        </table:table-row>
        <table:table-row table:style-name="ro1">
          <table:table-cell office:value-type="float" office:value="280910938" calcext:value-type="float">
            <text:p>280910938</text:p>
          </table:table-cell>
          <table:table-cell office:value-type="float" office:value="108382514" calcext:value-type="float">
            <text:p>108382514</text:p>
          </table:table-cell>
          <table:table-cell office:value-type="float" office:value="389293452" calcext:value-type="float">
            <text:p>389293452</text:p>
          </table:table-cell>
          <table:table-cell table:number-columns-repeated="3"/>
        </table:table-row>
        <table:table-row table:style-name="ro1">
          <table:table-cell office:value-type="float" office:value="281258147" calcext:value-type="float">
            <text:p>281258147</text:p>
          </table:table-cell>
          <table:table-cell office:value-type="float" office:value="108126618" calcext:value-type="float">
            <text:p>108126618</text:p>
          </table:table-cell>
          <table:table-cell office:value-type="float" office:value="389384765" calcext:value-type="float">
            <text:p>389384765</text:p>
          </table:table-cell>
          <table:table-cell table:number-columns-repeated="3"/>
        </table:table-row>
        <table:table-row table:style-name="ro1">
          <table:table-cell office:value-type="float" office:value="280948567" calcext:value-type="float">
            <text:p>280948567</text:p>
          </table:table-cell>
          <table:table-cell office:value-type="float" office:value="108866934" calcext:value-type="float">
            <text:p>108866934</text:p>
          </table:table-cell>
          <table:table-cell office:value-type="float" office:value="389815501" calcext:value-type="float">
            <text:p>389815501</text:p>
          </table:table-cell>
          <table:table-cell table:number-columns-repeated="3"/>
        </table:table-row>
        <table:table-row table:style-name="ro1">
          <table:table-cell office:value-type="float" office:value="280518543" calcext:value-type="float">
            <text:p>280518543</text:p>
          </table:table-cell>
          <table:table-cell office:value-type="float" office:value="108220933" calcext:value-type="float">
            <text:p>108220933</text:p>
          </table:table-cell>
          <table:table-cell office:value-type="float" office:value="388739476" calcext:value-type="float">
            <text:p>388739476</text:p>
          </table:table-cell>
          <table:table-cell table:number-columns-repeated="3"/>
        </table:table-row>
        <table:table-row table:style-name="ro1">
          <table:table-cell office:value-type="float" office:value="280933534" calcext:value-type="float">
            <text:p>280933534</text:p>
          </table:table-cell>
          <table:table-cell office:value-type="float" office:value="108244174" calcext:value-type="float">
            <text:p>108244174</text:p>
          </table:table-cell>
          <table:table-cell office:value-type="float" office:value="389177708" calcext:value-type="float">
            <text:p>389177708</text:p>
          </table:table-cell>
          <table:table-cell table:number-columns-repeated="3"/>
        </table:table-row>
        <table:table-row table:style-name="ro1">
          <table:table-cell office:value-type="float" office:value="282760537" calcext:value-type="float">
            <text:p>282760537</text:p>
          </table:table-cell>
          <table:table-cell office:value-type="float" office:value="108289800" calcext:value-type="float">
            <text:p>108289800</text:p>
          </table:table-cell>
          <table:table-cell office:value-type="float" office:value="391050337" calcext:value-type="float">
            <text:p>391050337</text:p>
          </table:table-cell>
          <table:table-cell table:number-columns-repeated="3"/>
        </table:table-row>
        <table:table-row table:style-name="ro1">
          <table:table-cell office:value-type="float" office:value="281111609" calcext:value-type="float">
            <text:p>281111609</text:p>
          </table:table-cell>
          <table:table-cell office:value-type="float" office:value="108425070" calcext:value-type="float">
            <text:p>108425070</text:p>
          </table:table-cell>
          <table:table-cell office:value-type="float" office:value="389536679" calcext:value-type="float">
            <text:p>389536679</text:p>
          </table:table-cell>
          <table:table-cell table:number-columns-repeated="3"/>
        </table:table-row>
        <table:table-row table:style-name="ro1">
          <table:table-cell office:value-type="float" office:value="280365372" calcext:value-type="float">
            <text:p>280365372</text:p>
          </table:table-cell>
          <table:table-cell office:value-type="float" office:value="108640591" calcext:value-type="float">
            <text:p>108640591</text:p>
          </table:table-cell>
          <table:table-cell office:value-type="float" office:value="389005963" calcext:value-type="float">
            <text:p>389005963</text:p>
          </table:table-cell>
          <table:table-cell table:number-columns-repeated="3"/>
        </table:table-row>
        <table:table-row table:style-name="ro1">
          <table:table-cell office:value-type="float" office:value="280101134" calcext:value-type="float">
            <text:p>280101134</text:p>
          </table:table-cell>
          <table:table-cell office:value-type="float" office:value="108241920" calcext:value-type="float">
            <text:p>108241920</text:p>
          </table:table-cell>
          <table:table-cell office:value-type="float" office:value="388343054" calcext:value-type="float">
            <text:p>388343054</text:p>
          </table:table-cell>
          <table:table-cell table:number-columns-repeated="3"/>
        </table:table-row>
        <table:table-row table:style-name="ro1">
          <table:table-cell office:value-type="float" office:value="281079051" calcext:value-type="float">
            <text:p>281079051</text:p>
          </table:table-cell>
          <table:table-cell office:value-type="float" office:value="108129192" calcext:value-type="float">
            <text:p>108129192</text:p>
          </table:table-cell>
          <table:table-cell office:value-type="float" office:value="389208243" calcext:value-type="float">
            <text:p>389208243</text:p>
          </table:table-cell>
          <table:table-cell table:number-columns-repeated="3"/>
        </table:table-row>
        <table:table-row table:style-name="ro1">
          <table:table-cell office:value-type="float" office:value="280116839" calcext:value-type="float">
            <text:p>280116839</text:p>
          </table:table-cell>
          <table:table-cell office:value-type="float" office:value="108595476" calcext:value-type="float">
            <text:p>108595476</text:p>
          </table:table-cell>
          <table:table-cell office:value-type="float" office:value="388712315" calcext:value-type="float">
            <text:p>388712315</text:p>
          </table:table-cell>
          <table:table-cell table:number-columns-repeated="3"/>
        </table:table-row>
        <table:table-row table:style-name="ro1">
          <table:table-cell office:value-type="float" office:value="279840360" calcext:value-type="float">
            <text:p>279840360</text:p>
          </table:table-cell>
          <table:table-cell office:value-type="float" office:value="109131546" calcext:value-type="float">
            <text:p>109131546</text:p>
          </table:table-cell>
          <table:table-cell office:value-type="float" office:value="388971906" calcext:value-type="float">
            <text:p>388971906</text:p>
          </table:table-cell>
          <table:table-cell table:number-columns-repeated="3"/>
        </table:table-row>
        <table:table-row table:style-name="ro1">
          <table:table-cell office:value-type="float" office:value="280361060" calcext:value-type="float">
            <text:p>280361060</text:p>
          </table:table-cell>
          <table:table-cell office:value-type="float" office:value="108317032" calcext:value-type="float">
            <text:p>108317032</text:p>
          </table:table-cell>
          <table:table-cell office:value-type="float" office:value="388678092" calcext:value-type="float">
            <text:p>388678092</text:p>
          </table:table-cell>
          <table:table-cell table:number-columns-repeated="3"/>
        </table:table-row>
        <table:table-row table:style-name="ro1">
          <table:table-cell office:value-type="float" office:value="279108567" calcext:value-type="float">
            <text:p>279108567</text:p>
          </table:table-cell>
          <table:table-cell office:value-type="float" office:value="108220035" calcext:value-type="float">
            <text:p>108220035</text:p>
          </table:table-cell>
          <table:table-cell office:value-type="float" office:value="387328602" calcext:value-type="float">
            <text:p>387328602</text:p>
          </table:table-cell>
          <table:table-cell table:number-columns-repeated="3"/>
        </table:table-row>
        <table:table-row table:style-name="ro1">
          <table:table-cell office:value-type="float" office:value="279932382" calcext:value-type="float">
            <text:p>279932382</text:p>
          </table:table-cell>
          <table:table-cell office:value-type="float" office:value="108379951" calcext:value-type="float">
            <text:p>108379951</text:p>
          </table:table-cell>
          <table:table-cell office:value-type="float" office:value="388312333" calcext:value-type="float">
            <text:p>388312333</text:p>
          </table:table-cell>
          <table:table-cell table:number-columns-repeated="3"/>
        </table:table-row>
        <table:table-row table:style-name="ro1">
          <table:table-cell office:value-type="float" office:value="281601742" calcext:value-type="float">
            <text:p>281601742</text:p>
          </table:table-cell>
          <table:table-cell office:value-type="float" office:value="108347241" calcext:value-type="float">
            <text:p>108347241</text:p>
          </table:table-cell>
          <table:table-cell office:value-type="float" office:value="389948983" calcext:value-type="float">
            <text:p>389948983</text:p>
          </table:table-cell>
          <table:table-cell table:number-columns-repeated="3"/>
        </table:table-row>
        <table:table-row table:style-name="ro1">
          <table:table-cell office:value-type="float" office:value="280910822" calcext:value-type="float">
            <text:p>280910822</text:p>
          </table:table-cell>
          <table:table-cell office:value-type="float" office:value="108353442" calcext:value-type="float">
            <text:p>108353442</text:p>
          </table:table-cell>
          <table:table-cell office:value-type="float" office:value="389264264" calcext:value-type="float">
            <text:p>389264264</text:p>
          </table:table-cell>
          <table:table-cell table:number-columns-repeated="3"/>
        </table:table-row>
        <table:table-row table:style-name="ro1">
          <table:table-cell office:value-type="float" office:value="281669537" calcext:value-type="float">
            <text:p>281669537</text:p>
          </table:table-cell>
          <table:table-cell office:value-type="float" office:value="108340472" calcext:value-type="float">
            <text:p>108340472</text:p>
          </table:table-cell>
          <table:table-cell office:value-type="float" office:value="390010009" calcext:value-type="float">
            <text:p>390010009</text:p>
          </table:table-cell>
          <table:table-cell table:number-columns-repeated="3"/>
        </table:table-row>
        <table:table-row table:style-name="ro1">
          <table:table-cell office:value-type="float" office:value="281515269" calcext:value-type="float">
            <text:p>281515269</text:p>
          </table:table-cell>
          <table:table-cell office:value-type="float" office:value="108371338" calcext:value-type="float">
            <text:p>108371338</text:p>
          </table:table-cell>
          <table:table-cell office:value-type="float" office:value="389886607" calcext:value-type="float">
            <text:p>389886607</text:p>
          </table:table-cell>
          <table:table-cell table:number-columns-repeated="3"/>
        </table:table-row>
        <table:table-row table:style-name="ro1">
          <table:table-cell office:value-type="float" office:value="280718404" calcext:value-type="float">
            <text:p>280718404</text:p>
          </table:table-cell>
          <table:table-cell office:value-type="float" office:value="108222162" calcext:value-type="float">
            <text:p>108222162</text:p>
          </table:table-cell>
          <table:table-cell office:value-type="float" office:value="388940566" calcext:value-type="float">
            <text:p>388940566</text:p>
          </table:table-cell>
          <table:table-cell table:number-columns-repeated="3"/>
        </table:table-row>
        <table:table-row table:style-name="ro1">
          <table:table-cell office:value-type="float" office:value="281111494" calcext:value-type="float">
            <text:p>281111494</text:p>
          </table:table-cell>
          <table:table-cell office:value-type="float" office:value="108672610" calcext:value-type="float">
            <text:p>108672610</text:p>
          </table:table-cell>
          <table:table-cell office:value-type="float" office:value="389784104" calcext:value-type="float">
            <text:p>389784104</text:p>
          </table:table-cell>
          <table:table-cell table:number-columns-repeated="3"/>
        </table:table-row>
        <table:table-row table:style-name="ro1">
          <table:table-cell office:value-type="float" office:value="281388197" calcext:value-type="float">
            <text:p>281388197</text:p>
          </table:table-cell>
          <table:table-cell office:value-type="float" office:value="108395752" calcext:value-type="float">
            <text:p>108395752</text:p>
          </table:table-cell>
          <table:table-cell office:value-type="float" office:value="389783949" calcext:value-type="float">
            <text:p>389783949</text:p>
          </table:table-cell>
          <table:table-cell table:number-columns-repeated="3"/>
        </table:table-row>
        <table:table-row table:style-name="ro1">
          <table:table-cell office:value-type="float" office:value="280732611" calcext:value-type="float">
            <text:p>280732611</text:p>
          </table:table-cell>
          <table:table-cell office:value-type="float" office:value="108247039" calcext:value-type="float">
            <text:p>108247039</text:p>
          </table:table-cell>
          <table:table-cell office:value-type="float" office:value="388979650" calcext:value-type="float">
            <text:p>388979650</text:p>
          </table:table-cell>
          <table:table-cell table:number-columns-repeated="3"/>
        </table:table-row>
        <table:table-row table:style-name="ro1">
          <table:table-cell office:value-type="float" office:value="281154500" calcext:value-type="float">
            <text:p>281154500</text:p>
          </table:table-cell>
          <table:table-cell office:value-type="float" office:value="109195926" calcext:value-type="float">
            <text:p>109195926</text:p>
          </table:table-cell>
          <table:table-cell office:value-type="float" office:value="390350426" calcext:value-type="float">
            <text:p>390350426</text:p>
          </table:table-cell>
          <table:table-cell table:number-columns-repeated="3"/>
        </table:table-row>
        <table:table-row table:style-name="ro1">
          <table:table-cell office:value-type="float" office:value="281231340" calcext:value-type="float">
            <text:p>281231340</text:p>
          </table:table-cell>
          <table:table-cell office:value-type="float" office:value="108445625" calcext:value-type="float">
            <text:p>108445625</text:p>
          </table:table-cell>
          <table:table-cell office:value-type="float" office:value="389676965" calcext:value-type="float">
            <text:p>389676965</text:p>
          </table:table-cell>
          <table:table-cell table:number-columns-repeated="3"/>
        </table:table-row>
        <table:table-row table:style-name="ro1">
          <table:table-cell office:value-type="float" office:value="280904998" calcext:value-type="float">
            <text:p>280904998</text:p>
          </table:table-cell>
          <table:table-cell office:value-type="float" office:value="108685049" calcext:value-type="float">
            <text:p>108685049</text:p>
          </table:table-cell>
          <table:table-cell office:value-type="float" office:value="389590047" calcext:value-type="float">
            <text:p>389590047</text:p>
          </table:table-cell>
          <table:table-cell table:number-columns-repeated="3"/>
        </table:table-row>
        <table:table-row table:style-name="ro1">
          <table:table-cell office:value-type="float" office:value="280563541" calcext:value-type="float">
            <text:p>280563541</text:p>
          </table:table-cell>
          <table:table-cell office:value-type="float" office:value="108872596" calcext:value-type="float">
            <text:p>108872596</text:p>
          </table:table-cell>
          <table:table-cell office:value-type="float" office:value="389436137" calcext:value-type="float">
            <text:p>389436137</text:p>
          </table:table-cell>
          <table:table-cell table:number-columns-repeated="3"/>
        </table:table-row>
        <table:table-row table:style-name="ro1">
          <table:table-cell office:value-type="float" office:value="280820596" calcext:value-type="float">
            <text:p>280820596</text:p>
          </table:table-cell>
          <table:table-cell office:value-type="float" office:value="108390307" calcext:value-type="float">
            <text:p>108390307</text:p>
          </table:table-cell>
          <table:table-cell office:value-type="float" office:value="389210903" calcext:value-type="float">
            <text:p>389210903</text:p>
          </table:table-cell>
          <table:table-cell table:number-columns-repeated="3"/>
        </table:table-row>
        <table:table-row table:style-name="ro1">
          <table:table-cell office:value-type="float" office:value="280514999" calcext:value-type="float">
            <text:p>280514999</text:p>
          </table:table-cell>
          <table:table-cell office:value-type="float" office:value="108488329" calcext:value-type="float">
            <text:p>108488329</text:p>
          </table:table-cell>
          <table:table-cell office:value-type="float" office:value="389003328" calcext:value-type="float">
            <text:p>389003328</text:p>
          </table:table-cell>
          <table:table-cell table:number-columns-repeated="3"/>
        </table:table-row>
        <table:table-row table:style-name="ro1">
          <table:table-cell office:value-type="float" office:value="280301927" calcext:value-type="float">
            <text:p>280301927</text:p>
          </table:table-cell>
          <table:table-cell office:value-type="float" office:value="108865884" calcext:value-type="float">
            <text:p>108865884</text:p>
          </table:table-cell>
          <table:table-cell office:value-type="float" office:value="389167811" calcext:value-type="float">
            <text:p>389167811</text:p>
          </table:table-cell>
          <table:table-cell table:number-columns-repeated="3"/>
        </table:table-row>
        <table:table-row table:style-name="ro1">
          <table:table-cell office:value-type="float" office:value="280786137" calcext:value-type="float">
            <text:p>280786137</text:p>
          </table:table-cell>
          <table:table-cell office:value-type="float" office:value="108609626" calcext:value-type="float">
            <text:p>108609626</text:p>
          </table:table-cell>
          <table:table-cell office:value-type="float" office:value="389395763" calcext:value-type="float">
            <text:p>389395763</text:p>
          </table:table-cell>
          <table:table-cell table:number-columns-repeated="3"/>
        </table:table-row>
        <table:table-row table:style-name="ro1">
          <table:table-cell office:value-type="float" office:value="279837991" calcext:value-type="float">
            <text:p>279837991</text:p>
          </table:table-cell>
          <table:table-cell office:value-type="float" office:value="108274875" calcext:value-type="float">
            <text:p>108274875</text:p>
          </table:table-cell>
          <table:table-cell office:value-type="float" office:value="388112866" calcext:value-type="float">
            <text:p>388112866</text:p>
          </table:table-cell>
          <table:table-cell table:number-columns-repeated="3"/>
        </table:table-row>
        <table:table-row table:style-name="ro1">
          <table:table-cell office:value-type="float" office:value="279643144" calcext:value-type="float">
            <text:p>279643144</text:p>
          </table:table-cell>
          <table:table-cell office:value-type="float" office:value="108226483" calcext:value-type="float">
            <text:p>108226483</text:p>
          </table:table-cell>
          <table:table-cell office:value-type="float" office:value="387869627" calcext:value-type="float">
            <text:p>387869627</text:p>
          </table:table-cell>
          <table:table-cell table:number-columns-repeated="3"/>
        </table:table-row>
        <table:table-row table:style-name="ro1">
          <table:table-cell office:value-type="float" office:value="281151891" calcext:value-type="float">
            <text:p>281151891</text:p>
          </table:table-cell>
          <table:table-cell office:value-type="float" office:value="108837324" calcext:value-type="float">
            <text:p>108837324</text:p>
          </table:table-cell>
          <table:table-cell office:value-type="float" office:value="389989215" calcext:value-type="float">
            <text:p>389989215</text:p>
          </table:table-cell>
          <table:table-cell table:number-columns-repeated="3"/>
        </table:table-row>
        <table:table-row table:style-name="ro1">
          <table:table-cell office:value-type="float" office:value="280956885" calcext:value-type="float">
            <text:p>280956885</text:p>
          </table:table-cell>
          <table:table-cell office:value-type="float" office:value="108612865" calcext:value-type="float">
            <text:p>108612865</text:p>
          </table:table-cell>
          <table:table-cell office:value-type="float" office:value="389569750" calcext:value-type="float">
            <text:p>389569750</text:p>
          </table:table-cell>
          <table:table-cell table:number-columns-repeated="3"/>
        </table:table-row>
        <table:table-row table:style-name="ro1">
          <table:table-cell office:value-type="float" office:value="280733353" calcext:value-type="float">
            <text:p>280733353</text:p>
          </table:table-cell>
          <table:table-cell office:value-type="float" office:value="108639178" calcext:value-type="float">
            <text:p>108639178</text:p>
          </table:table-cell>
          <table:table-cell office:value-type="float" office:value="389372531" calcext:value-type="float">
            <text:p>389372531</text:p>
          </table:table-cell>
          <table:table-cell table:number-columns-repeated="3"/>
        </table:table-row>
        <table:table-row table:style-name="ro1">
          <table:table-cell office:value-type="float" office:value="280449385" calcext:value-type="float">
            <text:p>280449385</text:p>
          </table:table-cell>
          <table:table-cell office:value-type="float" office:value="108287339" calcext:value-type="float">
            <text:p>108287339</text:p>
          </table:table-cell>
          <table:table-cell office:value-type="float" office:value="388736724" calcext:value-type="float">
            <text:p>388736724</text:p>
          </table:table-cell>
          <table:table-cell table:number-columns-repeated="3"/>
        </table:table-row>
        <table:table-row table:style-name="ro1">
          <table:table-cell office:value-type="float" office:value="280593127" calcext:value-type="float">
            <text:p>280593127</text:p>
          </table:table-cell>
          <table:table-cell office:value-type="float" office:value="108336134" calcext:value-type="float">
            <text:p>108336134</text:p>
          </table:table-cell>
          <table:table-cell office:value-type="float" office:value="388929261" calcext:value-type="float">
            <text:p>388929261</text:p>
          </table:table-cell>
          <table:table-cell table:number-columns-repeated="3"/>
        </table:table-row>
        <table:table-row table:style-name="ro1">
          <table:table-cell office:value-type="float" office:value="280672761" calcext:value-type="float">
            <text:p>280672761</text:p>
          </table:table-cell>
          <table:table-cell office:value-type="float" office:value="108516502" calcext:value-type="float">
            <text:p>108516502</text:p>
          </table:table-cell>
          <table:table-cell office:value-type="float" office:value="389189263" calcext:value-type="float">
            <text:p>389189263</text:p>
          </table:table-cell>
          <table:table-cell table:number-columns-repeated="3"/>
        </table:table-row>
        <table:table-row table:style-name="ro1">
          <table:table-cell office:value-type="float" office:value="280296617" calcext:value-type="float">
            <text:p>280296617</text:p>
          </table:table-cell>
          <table:table-cell office:value-type="float" office:value="108547401" calcext:value-type="float">
            <text:p>108547401</text:p>
          </table:table-cell>
          <table:table-cell office:value-type="float" office:value="388844018" calcext:value-type="float">
            <text:p>388844018</text:p>
          </table:table-cell>
          <table:table-cell table:number-columns-repeated="3"/>
        </table:table-row>
        <table:table-row table:style-name="ro1">
          <table:table-cell office:value-type="float" office:value="288391637" calcext:value-type="float">
            <text:p>288391637</text:p>
          </table:table-cell>
          <table:table-cell office:value-type="float" office:value="108205125" calcext:value-type="float">
            <text:p>108205125</text:p>
          </table:table-cell>
          <table:table-cell office:value-type="float" office:value="396596762" calcext:value-type="float">
            <text:p>396596762</text:p>
          </table:table-cell>
          <table:table-cell table:number-columns-repeated="3"/>
        </table:table-row>
        <table:table-row table:style-name="ro1">
          <table:table-cell office:value-type="float" office:value="281147932" calcext:value-type="float">
            <text:p>281147932</text:p>
          </table:table-cell>
          <table:table-cell office:value-type="float" office:value="109316232" calcext:value-type="float">
            <text:p>109316232</text:p>
          </table:table-cell>
          <table:table-cell office:value-type="float" office:value="390464164" calcext:value-type="float">
            <text:p>390464164</text:p>
          </table:table-cell>
          <table:table-cell table:number-columns-repeated="3"/>
        </table:table-row>
        <table:table-row table:style-name="ro1">
          <table:table-cell office:value-type="float" office:value="281649924" calcext:value-type="float">
            <text:p>281649924</text:p>
          </table:table-cell>
          <table:table-cell office:value-type="float" office:value="108525751" calcext:value-type="float">
            <text:p>108525751</text:p>
          </table:table-cell>
          <table:table-cell office:value-type="float" office:value="390175675" calcext:value-type="float">
            <text:p>390175675</text:p>
          </table:table-cell>
          <table:table-cell table:number-columns-repeated="3"/>
        </table:table-row>
        <table:table-row table:style-name="ro1">
          <table:table-cell office:value-type="float" office:value="281924160" calcext:value-type="float">
            <text:p>281924160</text:p>
          </table:table-cell>
          <table:table-cell office:value-type="float" office:value="108334093" calcext:value-type="float">
            <text:p>108334093</text:p>
          </table:table-cell>
          <table:table-cell office:value-type="float" office:value="390258253" calcext:value-type="float">
            <text:p>390258253</text:p>
          </table:table-cell>
          <table:table-cell table:number-columns-repeated="3"/>
        </table:table-row>
        <table:table-row table:style-name="ro1">
          <table:table-cell office:value-type="float" office:value="281358077" calcext:value-type="float">
            <text:p>281358077</text:p>
          </table:table-cell>
          <table:table-cell office:value-type="float" office:value="108691518" calcext:value-type="float">
            <text:p>108691518</text:p>
          </table:table-cell>
          <table:table-cell office:value-type="float" office:value="390049595" calcext:value-type="float">
            <text:p>390049595</text:p>
          </table:table-cell>
          <table:table-cell table:number-columns-repeated="3"/>
        </table:table-row>
        <table:table-row table:style-name="ro1">
          <table:table-cell office:value-type="float" office:value="282115697" calcext:value-type="float">
            <text:p>282115697</text:p>
          </table:table-cell>
          <table:table-cell office:value-type="float" office:value="108495100" calcext:value-type="float">
            <text:p>108495100</text:p>
          </table:table-cell>
          <table:table-cell office:value-type="float" office:value="390610797" calcext:value-type="float">
            <text:p>390610797</text:p>
          </table:table-cell>
          <table:table-cell table:number-columns-repeated="3"/>
        </table:table-row>
      </table:table>
      <table:table table:name="StrcmpAVX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Load</text:p>
          </table:table-cell>
          <table:table-cell office:value-type="string" calcext:value-type="string">
            <text:p>Hash operations</text:p>
          </table:table-cell>
          <table:table-cell office:value-type="string" calcext:value-type="string">
            <text:p>All</text:p>
          </table:table-cell>
          <table:table-cell table:number-columns-repeated="3"/>
        </table:table-row>
        <table:table-row table:style-name="ro1">
          <table:table-cell office:value-type="float" office:value="272167765" calcext:value-type="float">
            <text:p>272167765</text:p>
          </table:table-cell>
          <table:table-cell office:value-type="float" office:value="95960933" calcext:value-type="float">
            <text:p>95960933</text:p>
          </table:table-cell>
          <table:table-cell office:value-type="float" office:value="368128698" calcext:value-type="float">
            <text:p>368128698</text:p>
          </table:table-cell>
          <table:table-cell table:style-name="ce1" table:formula="of:=AVERAGE([.C:.C])" office:value-type="float" office:value="364038834.82" calcext:value-type="float">
            <text:p>3.640E+08</text:p>
          </table:table-cell>
          <table:table-cell table:style-name="ce1" table:formula="of:=STDEV([.C:.C])" office:value-type="float" office:value="5125998.17688815" calcext:value-type="float">
            <text:p>5.126E+06</text:p>
          </table:table-cell>
          <table:table-cell table:style-name="ce2" table:formula="of:=[.E2]/[.D2]*100" office:value-type="float" office:value="1.40809102947017" calcext:value-type="float">
            <text:p>1.41</text:p>
          </table:table-cell>
        </table:table-row>
        <table:table-row table:style-name="ro1">
          <table:table-cell office:value-type="float" office:value="275682311" calcext:value-type="float">
            <text:p>275682311</text:p>
          </table:table-cell>
          <table:table-cell office:value-type="float" office:value="96106114" calcext:value-type="float">
            <text:p>96106114</text:p>
          </table:table-cell>
          <table:table-cell office:value-type="float" office:value="371788425" calcext:value-type="float">
            <text:p>371788425</text:p>
          </table:table-cell>
          <table:table-cell table:number-columns-repeated="3"/>
        </table:table-row>
        <table:table-row table:style-name="ro1">
          <table:table-cell office:value-type="float" office:value="274496901" calcext:value-type="float">
            <text:p>274496901</text:p>
          </table:table-cell>
          <table:table-cell office:value-type="float" office:value="95812672" calcext:value-type="float">
            <text:p>95812672</text:p>
          </table:table-cell>
          <table:table-cell office:value-type="float" office:value="370309573" calcext:value-type="float">
            <text:p>370309573</text:p>
          </table:table-cell>
          <table:table-cell table:number-columns-repeated="3"/>
        </table:table-row>
        <table:table-row table:style-name="ro1">
          <table:table-cell office:value-type="float" office:value="273279730" calcext:value-type="float">
            <text:p>273279730</text:p>
          </table:table-cell>
          <table:table-cell office:value-type="float" office:value="95645324" calcext:value-type="float">
            <text:p>95645324</text:p>
          </table:table-cell>
          <table:table-cell office:value-type="float" office:value="368925054" calcext:value-type="float">
            <text:p>368925054</text:p>
          </table:table-cell>
          <table:table-cell table:number-columns-repeated="3"/>
        </table:table-row>
        <table:table-row table:style-name="ro1">
          <table:table-cell office:value-type="float" office:value="273298857" calcext:value-type="float">
            <text:p>273298857</text:p>
          </table:table-cell>
          <table:table-cell office:value-type="float" office:value="95494601" calcext:value-type="float">
            <text:p>95494601</text:p>
          </table:table-cell>
          <table:table-cell office:value-type="float" office:value="368793458" calcext:value-type="float">
            <text:p>368793458</text:p>
          </table:table-cell>
          <table:table-cell table:number-columns-repeated="3"/>
        </table:table-row>
        <table:table-row table:style-name="ro1">
          <table:table-cell office:value-type="float" office:value="273324212" calcext:value-type="float">
            <text:p>273324212</text:p>
          </table:table-cell>
          <table:table-cell office:value-type="float" office:value="95706477" calcext:value-type="float">
            <text:p>95706477</text:p>
          </table:table-cell>
          <table:table-cell office:value-type="float" office:value="369030689" calcext:value-type="float">
            <text:p>369030689</text:p>
          </table:table-cell>
          <table:table-cell table:number-columns-repeated="3"/>
        </table:table-row>
        <table:table-row table:style-name="ro1">
          <table:table-cell office:value-type="float" office:value="273311599" calcext:value-type="float">
            <text:p>273311599</text:p>
          </table:table-cell>
          <table:table-cell office:value-type="float" office:value="95655119" calcext:value-type="float">
            <text:p>95655119</text:p>
          </table:table-cell>
          <table:table-cell office:value-type="float" office:value="368966718" calcext:value-type="float">
            <text:p>368966718</text:p>
          </table:table-cell>
          <table:table-cell table:number-columns-repeated="3"/>
        </table:table-row>
        <table:table-row table:style-name="ro1">
          <table:table-cell office:value-type="float" office:value="273360971" calcext:value-type="float">
            <text:p>273360971</text:p>
          </table:table-cell>
          <table:table-cell office:value-type="float" office:value="95646953" calcext:value-type="float">
            <text:p>95646953</text:p>
          </table:table-cell>
          <table:table-cell office:value-type="float" office:value="369007924" calcext:value-type="float">
            <text:p>369007924</text:p>
          </table:table-cell>
          <table:table-cell table:number-columns-repeated="3"/>
        </table:table-row>
        <table:table-row table:style-name="ro1">
          <table:table-cell office:value-type="float" office:value="273727097" calcext:value-type="float">
            <text:p>273727097</text:p>
          </table:table-cell>
          <table:table-cell office:value-type="float" office:value="95420645" calcext:value-type="float">
            <text:p>95420645</text:p>
          </table:table-cell>
          <table:table-cell office:value-type="float" office:value="369147742" calcext:value-type="float">
            <text:p>369147742</text:p>
          </table:table-cell>
          <table:table-cell table:number-columns-repeated="3"/>
        </table:table-row>
        <table:table-row table:style-name="ro1">
          <table:table-cell office:value-type="float" office:value="273193724" calcext:value-type="float">
            <text:p>273193724</text:p>
          </table:table-cell>
          <table:table-cell office:value-type="float" office:value="95710870" calcext:value-type="float">
            <text:p>95710870</text:p>
          </table:table-cell>
          <table:table-cell office:value-type="float" office:value="368904594" calcext:value-type="float">
            <text:p>368904594</text:p>
          </table:table-cell>
          <table:table-cell table:number-columns-repeated="3"/>
        </table:table-row>
        <table:table-row table:style-name="ro1">
          <table:table-cell office:value-type="float" office:value="273632599" calcext:value-type="float">
            <text:p>273632599</text:p>
          </table:table-cell>
          <table:table-cell office:value-type="float" office:value="95871290" calcext:value-type="float">
            <text:p>95871290</text:p>
          </table:table-cell>
          <table:table-cell office:value-type="float" office:value="369503889" calcext:value-type="float">
            <text:p>369503889</text:p>
          </table:table-cell>
          <table:table-cell table:number-columns-repeated="3"/>
        </table:table-row>
        <table:table-row table:style-name="ro1">
          <table:table-cell office:value-type="float" office:value="273689727" calcext:value-type="float">
            <text:p>273689727</text:p>
          </table:table-cell>
          <table:table-cell office:value-type="float" office:value="95825678" calcext:value-type="float">
            <text:p>95825678</text:p>
          </table:table-cell>
          <table:table-cell office:value-type="float" office:value="369515405" calcext:value-type="float">
            <text:p>369515405</text:p>
          </table:table-cell>
          <table:table-cell table:number-columns-repeated="3"/>
        </table:table-row>
        <table:table-row table:style-name="ro1">
          <table:table-cell office:value-type="float" office:value="273211931" calcext:value-type="float">
            <text:p>273211931</text:p>
          </table:table-cell>
          <table:table-cell office:value-type="float" office:value="95855498" calcext:value-type="float">
            <text:p>95855498</text:p>
          </table:table-cell>
          <table:table-cell office:value-type="float" office:value="369067429" calcext:value-type="float">
            <text:p>369067429</text:p>
          </table:table-cell>
          <table:table-cell table:number-columns-repeated="3"/>
        </table:table-row>
        <table:table-row table:style-name="ro1">
          <table:table-cell office:value-type="float" office:value="273370988" calcext:value-type="float">
            <text:p>273370988</text:p>
          </table:table-cell>
          <table:table-cell office:value-type="float" office:value="96707739" calcext:value-type="float">
            <text:p>96707739</text:p>
          </table:table-cell>
          <table:table-cell office:value-type="float" office:value="370078727" calcext:value-type="float">
            <text:p>370078727</text:p>
          </table:table-cell>
          <table:table-cell table:number-columns-repeated="3"/>
        </table:table-row>
        <table:table-row table:style-name="ro1">
          <table:table-cell office:value-type="float" office:value="273080244" calcext:value-type="float">
            <text:p>273080244</text:p>
          </table:table-cell>
          <table:table-cell office:value-type="float" office:value="95645907" calcext:value-type="float">
            <text:p>95645907</text:p>
          </table:table-cell>
          <table:table-cell office:value-type="float" office:value="368726151" calcext:value-type="float">
            <text:p>368726151</text:p>
          </table:table-cell>
          <table:table-cell table:number-columns-repeated="3"/>
        </table:table-row>
        <table:table-row table:style-name="ro1">
          <table:table-cell office:value-type="float" office:value="273981153" calcext:value-type="float">
            <text:p>273981153</text:p>
          </table:table-cell>
          <table:table-cell office:value-type="float" office:value="95786637" calcext:value-type="float">
            <text:p>95786637</text:p>
          </table:table-cell>
          <table:table-cell office:value-type="float" office:value="369767790" calcext:value-type="float">
            <text:p>369767790</text:p>
          </table:table-cell>
          <table:table-cell table:number-columns-repeated="3"/>
        </table:table-row>
        <table:table-row table:style-name="ro1">
          <table:table-cell office:value-type="float" office:value="273333328" calcext:value-type="float">
            <text:p>273333328</text:p>
          </table:table-cell>
          <table:table-cell office:value-type="float" office:value="95650217" calcext:value-type="float">
            <text:p>95650217</text:p>
          </table:table-cell>
          <table:table-cell office:value-type="float" office:value="368983545" calcext:value-type="float">
            <text:p>368983545</text:p>
          </table:table-cell>
          <table:table-cell table:number-columns-repeated="3"/>
        </table:table-row>
        <table:table-row table:style-name="ro1">
          <table:table-cell office:value-type="float" office:value="273371366" calcext:value-type="float">
            <text:p>273371366</text:p>
          </table:table-cell>
          <table:table-cell office:value-type="float" office:value="95976925" calcext:value-type="float">
            <text:p>95976925</text:p>
          </table:table-cell>
          <table:table-cell office:value-type="float" office:value="369348291" calcext:value-type="float">
            <text:p>369348291</text:p>
          </table:table-cell>
          <table:table-cell table:number-columns-repeated="3"/>
        </table:table-row>
        <table:table-row table:style-name="ro1">
          <table:table-cell office:value-type="float" office:value="273468916" calcext:value-type="float">
            <text:p>273468916</text:p>
          </table:table-cell>
          <table:table-cell office:value-type="float" office:value="95878987" calcext:value-type="float">
            <text:p>95878987</text:p>
          </table:table-cell>
          <table:table-cell office:value-type="float" office:value="369347903" calcext:value-type="float">
            <text:p>369347903</text:p>
          </table:table-cell>
          <table:table-cell table:number-columns-repeated="3"/>
        </table:table-row>
        <table:table-row table:style-name="ro1">
          <table:table-cell office:value-type="float" office:value="273316497" calcext:value-type="float">
            <text:p>273316497</text:p>
          </table:table-cell>
          <table:table-cell office:value-type="float" office:value="95910343" calcext:value-type="float">
            <text:p>95910343</text:p>
          </table:table-cell>
          <table:table-cell office:value-type="float" office:value="369226840" calcext:value-type="float">
            <text:p>369226840</text:p>
          </table:table-cell>
          <table:table-cell table:number-columns-repeated="3"/>
        </table:table-row>
        <table:table-row table:style-name="ro1">
          <table:table-cell office:value-type="float" office:value="273535979" calcext:value-type="float">
            <text:p>273535979</text:p>
          </table:table-cell>
          <table:table-cell office:value-type="float" office:value="95809476" calcext:value-type="float">
            <text:p>95809476</text:p>
          </table:table-cell>
          <table:table-cell office:value-type="float" office:value="369345455" calcext:value-type="float">
            <text:p>369345455</text:p>
          </table:table-cell>
          <table:table-cell table:number-columns-repeated="3"/>
        </table:table-row>
        <table:table-row table:style-name="ro1">
          <table:table-cell office:value-type="float" office:value="276079139" calcext:value-type="float">
            <text:p>276079139</text:p>
          </table:table-cell>
          <table:table-cell office:value-type="float" office:value="95876914" calcext:value-type="float">
            <text:p>95876914</text:p>
          </table:table-cell>
          <table:table-cell office:value-type="float" office:value="371956053" calcext:value-type="float">
            <text:p>371956053</text:p>
          </table:table-cell>
          <table:table-cell table:number-columns-repeated="3"/>
        </table:table-row>
        <table:table-row table:style-name="ro1">
          <table:table-cell office:value-type="float" office:value="273534660" calcext:value-type="float">
            <text:p>273534660</text:p>
          </table:table-cell>
          <table:table-cell office:value-type="float" office:value="95719611" calcext:value-type="float">
            <text:p>95719611</text:p>
          </table:table-cell>
          <table:table-cell office:value-type="float" office:value="369254271" calcext:value-type="float">
            <text:p>369254271</text:p>
          </table:table-cell>
          <table:table-cell table:number-columns-repeated="3"/>
        </table:table-row>
        <table:table-row table:style-name="ro1">
          <table:table-cell office:value-type="float" office:value="274426179" calcext:value-type="float">
            <text:p>274426179</text:p>
          </table:table-cell>
          <table:table-cell office:value-type="float" office:value="96024299" calcext:value-type="float">
            <text:p>96024299</text:p>
          </table:table-cell>
          <table:table-cell office:value-type="float" office:value="370450478" calcext:value-type="float">
            <text:p>370450478</text:p>
          </table:table-cell>
          <table:table-cell table:number-columns-repeated="3"/>
        </table:table-row>
        <table:table-row table:style-name="ro1">
          <table:table-cell office:value-type="float" office:value="273959374" calcext:value-type="float">
            <text:p>273959374</text:p>
          </table:table-cell>
          <table:table-cell office:value-type="float" office:value="96209507" calcext:value-type="float">
            <text:p>96209507</text:p>
          </table:table-cell>
          <table:table-cell office:value-type="float" office:value="370168881" calcext:value-type="float">
            <text:p>370168881</text:p>
          </table:table-cell>
          <table:table-cell table:number-columns-repeated="3"/>
        </table:table-row>
        <table:table-row table:style-name="ro1">
          <table:table-cell office:value-type="float" office:value="273801612" calcext:value-type="float">
            <text:p>273801612</text:p>
          </table:table-cell>
          <table:table-cell office:value-type="float" office:value="96151234" calcext:value-type="float">
            <text:p>96151234</text:p>
          </table:table-cell>
          <table:table-cell office:value-type="float" office:value="369952846" calcext:value-type="float">
            <text:p>369952846</text:p>
          </table:table-cell>
          <table:table-cell table:number-columns-repeated="3"/>
        </table:table-row>
        <table:table-row table:style-name="ro1">
          <table:table-cell office:value-type="float" office:value="273401898" calcext:value-type="float">
            <text:p>273401898</text:p>
          </table:table-cell>
          <table:table-cell office:value-type="float" office:value="95776648" calcext:value-type="float">
            <text:p>95776648</text:p>
          </table:table-cell>
          <table:table-cell office:value-type="float" office:value="369178546" calcext:value-type="float">
            <text:p>369178546</text:p>
          </table:table-cell>
          <table:table-cell table:number-columns-repeated="3"/>
        </table:table-row>
        <table:table-row table:style-name="ro1">
          <table:table-cell office:value-type="float" office:value="274048163" calcext:value-type="float">
            <text:p>274048163</text:p>
          </table:table-cell>
          <table:table-cell office:value-type="float" office:value="96161125" calcext:value-type="float">
            <text:p>96161125</text:p>
          </table:table-cell>
          <table:table-cell office:value-type="float" office:value="370209288" calcext:value-type="float">
            <text:p>370209288</text:p>
          </table:table-cell>
          <table:table-cell table:number-columns-repeated="3"/>
        </table:table-row>
        <table:table-row table:style-name="ro1">
          <table:table-cell office:value-type="float" office:value="274169582" calcext:value-type="float">
            <text:p>274169582</text:p>
          </table:table-cell>
          <table:table-cell office:value-type="float" office:value="95630346" calcext:value-type="float">
            <text:p>95630346</text:p>
          </table:table-cell>
          <table:table-cell office:value-type="float" office:value="369799928" calcext:value-type="float">
            <text:p>369799928</text:p>
          </table:table-cell>
          <table:table-cell table:number-columns-repeated="3"/>
        </table:table-row>
        <table:table-row table:style-name="ro1">
          <table:table-cell office:value-type="float" office:value="273252217" calcext:value-type="float">
            <text:p>273252217</text:p>
          </table:table-cell>
          <table:table-cell office:value-type="float" office:value="96429644" calcext:value-type="float">
            <text:p>96429644</text:p>
          </table:table-cell>
          <table:table-cell office:value-type="float" office:value="369681861" calcext:value-type="float">
            <text:p>369681861</text:p>
          </table:table-cell>
          <table:table-cell table:number-columns-repeated="3"/>
        </table:table-row>
        <table:table-row table:style-name="ro1">
          <table:table-cell office:value-type="float" office:value="273579912" calcext:value-type="float">
            <text:p>273579912</text:p>
          </table:table-cell>
          <table:table-cell office:value-type="float" office:value="97321707" calcext:value-type="float">
            <text:p>97321707</text:p>
          </table:table-cell>
          <table:table-cell office:value-type="float" office:value="370901619" calcext:value-type="float">
            <text:p>370901619</text:p>
          </table:table-cell>
          <table:table-cell table:number-columns-repeated="3"/>
        </table:table-row>
        <table:table-row table:style-name="ro1">
          <table:table-cell office:value-type="float" office:value="273663999" calcext:value-type="float">
            <text:p>273663999</text:p>
          </table:table-cell>
          <table:table-cell office:value-type="float" office:value="96044518" calcext:value-type="float">
            <text:p>96044518</text:p>
          </table:table-cell>
          <table:table-cell office:value-type="float" office:value="369708517" calcext:value-type="float">
            <text:p>369708517</text:p>
          </table:table-cell>
          <table:table-cell table:number-columns-repeated="3"/>
        </table:table-row>
        <table:table-row table:style-name="ro1">
          <table:table-cell office:value-type="float" office:value="273325890" calcext:value-type="float">
            <text:p>273325890</text:p>
          </table:table-cell>
          <table:table-cell office:value-type="float" office:value="95593888" calcext:value-type="float">
            <text:p>95593888</text:p>
          </table:table-cell>
          <table:table-cell office:value-type="float" office:value="368919778" calcext:value-type="float">
            <text:p>368919778</text:p>
          </table:table-cell>
          <table:table-cell table:number-columns-repeated="3"/>
        </table:table-row>
        <table:table-row table:style-name="ro1">
          <table:table-cell office:value-type="float" office:value="273362235" calcext:value-type="float">
            <text:p>273362235</text:p>
          </table:table-cell>
          <table:table-cell office:value-type="float" office:value="96285510" calcext:value-type="float">
            <text:p>96285510</text:p>
          </table:table-cell>
          <table:table-cell office:value-type="float" office:value="369647745" calcext:value-type="float">
            <text:p>369647745</text:p>
          </table:table-cell>
          <table:table-cell table:number-columns-repeated="3"/>
        </table:table-row>
        <table:table-row table:style-name="ro1">
          <table:table-cell office:value-type="float" office:value="273835611" calcext:value-type="float">
            <text:p>273835611</text:p>
          </table:table-cell>
          <table:table-cell office:value-type="float" office:value="95588663" calcext:value-type="float">
            <text:p>95588663</text:p>
          </table:table-cell>
          <table:table-cell office:value-type="float" office:value="369424274" calcext:value-type="float">
            <text:p>369424274</text:p>
          </table:table-cell>
          <table:table-cell table:number-columns-repeated="3"/>
        </table:table-row>
        <table:table-row table:style-name="ro1">
          <table:table-cell office:value-type="float" office:value="273837477" calcext:value-type="float">
            <text:p>273837477</text:p>
          </table:table-cell>
          <table:table-cell office:value-type="float" office:value="96048741" calcext:value-type="float">
            <text:p>96048741</text:p>
          </table:table-cell>
          <table:table-cell office:value-type="float" office:value="369886218" calcext:value-type="float">
            <text:p>369886218</text:p>
          </table:table-cell>
          <table:table-cell table:number-columns-repeated="3"/>
        </table:table-row>
        <table:table-row table:style-name="ro1">
          <table:table-cell office:value-type="float" office:value="274167885" calcext:value-type="float">
            <text:p>274167885</text:p>
          </table:table-cell>
          <table:table-cell office:value-type="float" office:value="96357534" calcext:value-type="float">
            <text:p>96357534</text:p>
          </table:table-cell>
          <table:table-cell office:value-type="float" office:value="370525419" calcext:value-type="float">
            <text:p>370525419</text:p>
          </table:table-cell>
          <table:table-cell table:number-columns-repeated="3"/>
        </table:table-row>
        <table:table-row table:style-name="ro1">
          <table:table-cell office:value-type="float" office:value="273454680" calcext:value-type="float">
            <text:p>273454680</text:p>
          </table:table-cell>
          <table:table-cell office:value-type="float" office:value="96477928" calcext:value-type="float">
            <text:p>96477928</text:p>
          </table:table-cell>
          <table:table-cell office:value-type="float" office:value="369932608" calcext:value-type="float">
            <text:p>369932608</text:p>
          </table:table-cell>
          <table:table-cell table:number-columns-repeated="3"/>
        </table:table-row>
        <table:table-row table:style-name="ro1">
          <table:table-cell office:value-type="float" office:value="272941475" calcext:value-type="float">
            <text:p>272941475</text:p>
          </table:table-cell>
          <table:table-cell office:value-type="float" office:value="95919813" calcext:value-type="float">
            <text:p>95919813</text:p>
          </table:table-cell>
          <table:table-cell office:value-type="float" office:value="368861288" calcext:value-type="float">
            <text:p>368861288</text:p>
          </table:table-cell>
          <table:table-cell table:number-columns-repeated="3"/>
        </table:table-row>
        <table:table-row table:style-name="ro1">
          <table:table-cell office:value-type="float" office:value="273882841" calcext:value-type="float">
            <text:p>273882841</text:p>
          </table:table-cell>
          <table:table-cell office:value-type="float" office:value="95857455" calcext:value-type="float">
            <text:p>95857455</text:p>
          </table:table-cell>
          <table:table-cell office:value-type="float" office:value="369740296" calcext:value-type="float">
            <text:p>369740296</text:p>
          </table:table-cell>
          <table:table-cell table:number-columns-repeated="3"/>
        </table:table-row>
        <table:table-row table:style-name="ro1">
          <table:table-cell office:value-type="float" office:value="273630111" calcext:value-type="float">
            <text:p>273630111</text:p>
          </table:table-cell>
          <table:table-cell office:value-type="float" office:value="95879028" calcext:value-type="float">
            <text:p>95879028</text:p>
          </table:table-cell>
          <table:table-cell office:value-type="float" office:value="369509139" calcext:value-type="float">
            <text:p>369509139</text:p>
          </table:table-cell>
          <table:table-cell table:number-columns-repeated="3"/>
        </table:table-row>
        <table:table-row table:style-name="ro1">
          <table:table-cell office:value-type="float" office:value="275065266" calcext:value-type="float">
            <text:p>275065266</text:p>
          </table:table-cell>
          <table:table-cell office:value-type="float" office:value="96839127" calcext:value-type="float">
            <text:p>96839127</text:p>
          </table:table-cell>
          <table:table-cell office:value-type="float" office:value="371904393" calcext:value-type="float">
            <text:p>371904393</text:p>
          </table:table-cell>
          <table:table-cell table:number-columns-repeated="3"/>
        </table:table-row>
        <table:table-row table:style-name="ro1">
          <table:table-cell office:value-type="float" office:value="273045963" calcext:value-type="float">
            <text:p>273045963</text:p>
          </table:table-cell>
          <table:table-cell office:value-type="float" office:value="95826658" calcext:value-type="float">
            <text:p>95826658</text:p>
          </table:table-cell>
          <table:table-cell office:value-type="float" office:value="368872621" calcext:value-type="float">
            <text:p>368872621</text:p>
          </table:table-cell>
          <table:table-cell table:number-columns-repeated="3"/>
        </table:table-row>
        <table:table-row table:style-name="ro1">
          <table:table-cell office:value-type="float" office:value="274410901" calcext:value-type="float">
            <text:p>274410901</text:p>
          </table:table-cell>
          <table:table-cell office:value-type="float" office:value="96234420" calcext:value-type="float">
            <text:p>96234420</text:p>
          </table:table-cell>
          <table:table-cell office:value-type="float" office:value="370645321" calcext:value-type="float">
            <text:p>370645321</text:p>
          </table:table-cell>
          <table:table-cell table:number-columns-repeated="3"/>
        </table:table-row>
        <table:table-row table:style-name="ro1">
          <table:table-cell office:value-type="float" office:value="275839882" calcext:value-type="float">
            <text:p>275839882</text:p>
          </table:table-cell>
          <table:table-cell office:value-type="float" office:value="91323952" calcext:value-type="float">
            <text:p>91323952</text:p>
          </table:table-cell>
          <table:table-cell office:value-type="float" office:value="367163834" calcext:value-type="float">
            <text:p>367163834</text:p>
          </table:table-cell>
          <table:table-cell table:number-columns-repeated="3"/>
        </table:table-row>
        <table:table-row table:style-name="ro1">
          <table:table-cell office:value-type="float" office:value="268848147" calcext:value-type="float">
            <text:p>268848147</text:p>
          </table:table-cell>
          <table:table-cell office:value-type="float" office:value="91657863" calcext:value-type="float">
            <text:p>91657863</text:p>
          </table:table-cell>
          <table:table-cell office:value-type="float" office:value="360506010" calcext:value-type="float">
            <text:p>360506010</text:p>
          </table:table-cell>
          <table:table-cell table:number-columns-repeated="3"/>
        </table:table-row>
        <table:table-row table:style-name="ro1">
          <table:table-cell office:value-type="float" office:value="267516431" calcext:value-type="float">
            <text:p>267516431</text:p>
          </table:table-cell>
          <table:table-cell office:value-type="float" office:value="91346261" calcext:value-type="float">
            <text:p>91346261</text:p>
          </table:table-cell>
          <table:table-cell office:value-type="float" office:value="358862692" calcext:value-type="float">
            <text:p>358862692</text:p>
          </table:table-cell>
          <table:table-cell table:number-columns-repeated="3"/>
        </table:table-row>
        <table:table-row table:style-name="ro1">
          <table:table-cell office:value-type="float" office:value="268372014" calcext:value-type="float">
            <text:p>268372014</text:p>
          </table:table-cell>
          <table:table-cell office:value-type="float" office:value="91584455" calcext:value-type="float">
            <text:p>91584455</text:p>
          </table:table-cell>
          <table:table-cell office:value-type="float" office:value="359956469" calcext:value-type="float">
            <text:p>359956469</text:p>
          </table:table-cell>
          <table:table-cell table:number-columns-repeated="3"/>
        </table:table-row>
        <table:table-row table:style-name="ro1">
          <table:table-cell office:value-type="float" office:value="268162392" calcext:value-type="float">
            <text:p>268162392</text:p>
          </table:table-cell>
          <table:table-cell office:value-type="float" office:value="91564786" calcext:value-type="float">
            <text:p>91564786</text:p>
          </table:table-cell>
          <table:table-cell office:value-type="float" office:value="359727178" calcext:value-type="float">
            <text:p>359727178</text:p>
          </table:table-cell>
          <table:table-cell table:number-columns-repeated="3"/>
        </table:table-row>
        <table:table-row table:style-name="ro1">
          <table:table-cell office:value-type="float" office:value="268205326" calcext:value-type="float">
            <text:p>268205326</text:p>
          </table:table-cell>
          <table:table-cell office:value-type="float" office:value="91265802" calcext:value-type="float">
            <text:p>91265802</text:p>
          </table:table-cell>
          <table:table-cell office:value-type="float" office:value="359471128" calcext:value-type="float">
            <text:p>359471128</text:p>
          </table:table-cell>
          <table:table-cell table:number-columns-repeated="3"/>
        </table:table-row>
        <table:table-row table:style-name="ro1">
          <table:table-cell office:value-type="float" office:value="268016474" calcext:value-type="float">
            <text:p>268016474</text:p>
          </table:table-cell>
          <table:table-cell office:value-type="float" office:value="92036440" calcext:value-type="float">
            <text:p>92036440</text:p>
          </table:table-cell>
          <table:table-cell office:value-type="float" office:value="360052914" calcext:value-type="float">
            <text:p>360052914</text:p>
          </table:table-cell>
          <table:table-cell table:number-columns-repeated="3"/>
        </table:table-row>
        <table:table-row table:style-name="ro1">
          <table:table-cell office:value-type="float" office:value="267756318" calcext:value-type="float">
            <text:p>267756318</text:p>
          </table:table-cell>
          <table:table-cell office:value-type="float" office:value="91434355" calcext:value-type="float">
            <text:p>91434355</text:p>
          </table:table-cell>
          <table:table-cell office:value-type="float" office:value="359190673" calcext:value-type="float">
            <text:p>359190673</text:p>
          </table:table-cell>
          <table:table-cell table:number-columns-repeated="3"/>
        </table:table-row>
        <table:table-row table:style-name="ro1">
          <table:table-cell office:value-type="float" office:value="268139336" calcext:value-type="float">
            <text:p>268139336</text:p>
          </table:table-cell>
          <table:table-cell office:value-type="float" office:value="91822962" calcext:value-type="float">
            <text:p>91822962</text:p>
          </table:table-cell>
          <table:table-cell office:value-type="float" office:value="359962298" calcext:value-type="float">
            <text:p>359962298</text:p>
          </table:table-cell>
          <table:table-cell table:number-columns-repeated="3"/>
        </table:table-row>
        <table:table-row table:style-name="ro1">
          <table:table-cell office:value-type="float" office:value="267830986" calcext:value-type="float">
            <text:p>267830986</text:p>
          </table:table-cell>
          <table:table-cell office:value-type="float" office:value="92035012" calcext:value-type="float">
            <text:p>92035012</text:p>
          </table:table-cell>
          <table:table-cell office:value-type="float" office:value="359865998" calcext:value-type="float">
            <text:p>359865998</text:p>
          </table:table-cell>
          <table:table-cell table:number-columns-repeated="3"/>
        </table:table-row>
        <table:table-row table:style-name="ro1">
          <table:table-cell office:value-type="float" office:value="269074855" calcext:value-type="float">
            <text:p>269074855</text:p>
          </table:table-cell>
          <table:table-cell office:value-type="float" office:value="91369307" calcext:value-type="float">
            <text:p>91369307</text:p>
          </table:table-cell>
          <table:table-cell office:value-type="float" office:value="360444162" calcext:value-type="float">
            <text:p>360444162</text:p>
          </table:table-cell>
          <table:table-cell table:number-columns-repeated="3"/>
        </table:table-row>
        <table:table-row table:style-name="ro1">
          <table:table-cell office:value-type="float" office:value="268626450" calcext:value-type="float">
            <text:p>268626450</text:p>
          </table:table-cell>
          <table:table-cell office:value-type="float" office:value="91686989" calcext:value-type="float">
            <text:p>91686989</text:p>
          </table:table-cell>
          <table:table-cell office:value-type="float" office:value="360313439" calcext:value-type="float">
            <text:p>360313439</text:p>
          </table:table-cell>
          <table:table-cell table:number-columns-repeated="3"/>
        </table:table-row>
        <table:table-row table:style-name="ro1">
          <table:table-cell office:value-type="float" office:value="267687412" calcext:value-type="float">
            <text:p>267687412</text:p>
          </table:table-cell>
          <table:table-cell office:value-type="float" office:value="92846281" calcext:value-type="float">
            <text:p>92846281</text:p>
          </table:table-cell>
          <table:table-cell office:value-type="float" office:value="360533693" calcext:value-type="float">
            <text:p>360533693</text:p>
          </table:table-cell>
          <table:table-cell table:number-columns-repeated="3"/>
        </table:table-row>
        <table:table-row table:style-name="ro1">
          <table:table-cell office:value-type="float" office:value="267670797" calcext:value-type="float">
            <text:p>267670797</text:p>
          </table:table-cell>
          <table:table-cell office:value-type="float" office:value="91507384" calcext:value-type="float">
            <text:p>91507384</text:p>
          </table:table-cell>
          <table:table-cell office:value-type="float" office:value="359178181" calcext:value-type="float">
            <text:p>359178181</text:p>
          </table:table-cell>
          <table:table-cell table:number-columns-repeated="3"/>
        </table:table-row>
        <table:table-row table:style-name="ro1">
          <table:table-cell office:value-type="float" office:value="268179636" calcext:value-type="float">
            <text:p>268179636</text:p>
          </table:table-cell>
          <table:table-cell office:value-type="float" office:value="91313164" calcext:value-type="float">
            <text:p>91313164</text:p>
          </table:table-cell>
          <table:table-cell office:value-type="float" office:value="359492800" calcext:value-type="float">
            <text:p>359492800</text:p>
          </table:table-cell>
          <table:table-cell table:number-columns-repeated="3"/>
        </table:table-row>
        <table:table-row table:style-name="ro1">
          <table:table-cell office:value-type="float" office:value="267622339" calcext:value-type="float">
            <text:p>267622339</text:p>
          </table:table-cell>
          <table:table-cell office:value-type="float" office:value="91524731" calcext:value-type="float">
            <text:p>91524731</text:p>
          </table:table-cell>
          <table:table-cell office:value-type="float" office:value="359147070" calcext:value-type="float">
            <text:p>359147070</text:p>
          </table:table-cell>
          <table:table-cell table:number-columns-repeated="3"/>
        </table:table-row>
        <table:table-row table:style-name="ro1">
          <table:table-cell office:value-type="float" office:value="267436016" calcext:value-type="float">
            <text:p>267436016</text:p>
          </table:table-cell>
          <table:table-cell office:value-type="float" office:value="91387857" calcext:value-type="float">
            <text:p>91387857</text:p>
          </table:table-cell>
          <table:table-cell office:value-type="float" office:value="358823873" calcext:value-type="float">
            <text:p>358823873</text:p>
          </table:table-cell>
          <table:table-cell table:number-columns-repeated="3"/>
        </table:table-row>
        <table:table-row table:style-name="ro1">
          <table:table-cell office:value-type="float" office:value="267641191" calcext:value-type="float">
            <text:p>267641191</text:p>
          </table:table-cell>
          <table:table-cell office:value-type="float" office:value="91308853" calcext:value-type="float">
            <text:p>91308853</text:p>
          </table:table-cell>
          <table:table-cell office:value-type="float" office:value="358950044" calcext:value-type="float">
            <text:p>358950044</text:p>
          </table:table-cell>
          <table:table-cell table:number-columns-repeated="3"/>
        </table:table-row>
        <table:table-row table:style-name="ro1">
          <table:table-cell office:value-type="float" office:value="267856669" calcext:value-type="float">
            <text:p>267856669</text:p>
          </table:table-cell>
          <table:table-cell office:value-type="float" office:value="92239235" calcext:value-type="float">
            <text:p>92239235</text:p>
          </table:table-cell>
          <table:table-cell office:value-type="float" office:value="360095904" calcext:value-type="float">
            <text:p>360095904</text:p>
          </table:table-cell>
          <table:table-cell table:number-columns-repeated="3"/>
        </table:table-row>
        <table:table-row table:style-name="ro1">
          <table:table-cell office:value-type="float" office:value="268113669" calcext:value-type="float">
            <text:p>268113669</text:p>
          </table:table-cell>
          <table:table-cell office:value-type="float" office:value="91843800" calcext:value-type="float">
            <text:p>91843800</text:p>
          </table:table-cell>
          <table:table-cell office:value-type="float" office:value="359957469" calcext:value-type="float">
            <text:p>359957469</text:p>
          </table:table-cell>
          <table:table-cell table:number-columns-repeated="3"/>
        </table:table-row>
        <table:table-row table:style-name="ro1">
          <table:table-cell office:value-type="float" office:value="268175287" calcext:value-type="float">
            <text:p>268175287</text:p>
          </table:table-cell>
          <table:table-cell office:value-type="float" office:value="91395031" calcext:value-type="float">
            <text:p>91395031</text:p>
          </table:table-cell>
          <table:table-cell office:value-type="float" office:value="359570318" calcext:value-type="float">
            <text:p>359570318</text:p>
          </table:table-cell>
          <table:table-cell table:number-columns-repeated="3"/>
        </table:table-row>
        <table:table-row table:style-name="ro1">
          <table:table-cell office:value-type="float" office:value="268573513" calcext:value-type="float">
            <text:p>268573513</text:p>
          </table:table-cell>
          <table:table-cell office:value-type="float" office:value="91465438" calcext:value-type="float">
            <text:p>91465438</text:p>
          </table:table-cell>
          <table:table-cell office:value-type="float" office:value="360038951" calcext:value-type="float">
            <text:p>360038951</text:p>
          </table:table-cell>
          <table:table-cell table:number-columns-repeated="3"/>
        </table:table-row>
        <table:table-row table:style-name="ro1">
          <table:table-cell office:value-type="float" office:value="268634079" calcext:value-type="float">
            <text:p>268634079</text:p>
          </table:table-cell>
          <table:table-cell office:value-type="float" office:value="91539998" calcext:value-type="float">
            <text:p>91539998</text:p>
          </table:table-cell>
          <table:table-cell office:value-type="float" office:value="360174077" calcext:value-type="float">
            <text:p>360174077</text:p>
          </table:table-cell>
          <table:table-cell table:number-columns-repeated="3"/>
        </table:table-row>
        <table:table-row table:style-name="ro1">
          <table:table-cell office:value-type="float" office:value="267946722" calcext:value-type="float">
            <text:p>267946722</text:p>
          </table:table-cell>
          <table:table-cell office:value-type="float" office:value="91806065" calcext:value-type="float">
            <text:p>91806065</text:p>
          </table:table-cell>
          <table:table-cell office:value-type="float" office:value="359752787" calcext:value-type="float">
            <text:p>359752787</text:p>
          </table:table-cell>
          <table:table-cell table:number-columns-repeated="3"/>
        </table:table-row>
        <table:table-row table:style-name="ro1">
          <table:table-cell office:value-type="float" office:value="267518819" calcext:value-type="float">
            <text:p>267518819</text:p>
          </table:table-cell>
          <table:table-cell office:value-type="float" office:value="91483552" calcext:value-type="float">
            <text:p>91483552</text:p>
          </table:table-cell>
          <table:table-cell office:value-type="float" office:value="359002371" calcext:value-type="float">
            <text:p>359002371</text:p>
          </table:table-cell>
          <table:table-cell table:number-columns-repeated="3"/>
        </table:table-row>
        <table:table-row table:style-name="ro1">
          <table:table-cell office:value-type="float" office:value="268500929" calcext:value-type="float">
            <text:p>268500929</text:p>
          </table:table-cell>
          <table:table-cell office:value-type="float" office:value="91575487" calcext:value-type="float">
            <text:p>91575487</text:p>
          </table:table-cell>
          <table:table-cell office:value-type="float" office:value="360076416" calcext:value-type="float">
            <text:p>360076416</text:p>
          </table:table-cell>
          <table:table-cell table:number-columns-repeated="3"/>
        </table:table-row>
        <table:table-row table:style-name="ro1">
          <table:table-cell office:value-type="float" office:value="267680889" calcext:value-type="float">
            <text:p>267680889</text:p>
          </table:table-cell>
          <table:table-cell office:value-type="float" office:value="91790079" calcext:value-type="float">
            <text:p>91790079</text:p>
          </table:table-cell>
          <table:table-cell office:value-type="float" office:value="359470968" calcext:value-type="float">
            <text:p>359470968</text:p>
          </table:table-cell>
          <table:table-cell table:number-columns-repeated="3"/>
        </table:table-row>
        <table:table-row table:style-name="ro1">
          <table:table-cell office:value-type="float" office:value="268420491" calcext:value-type="float">
            <text:p>268420491</text:p>
          </table:table-cell>
          <table:table-cell office:value-type="float" office:value="91444128" calcext:value-type="float">
            <text:p>91444128</text:p>
          </table:table-cell>
          <table:table-cell office:value-type="float" office:value="359864619" calcext:value-type="float">
            <text:p>359864619</text:p>
          </table:table-cell>
          <table:table-cell table:number-columns-repeated="3"/>
        </table:table-row>
        <table:table-row table:style-name="ro1">
          <table:table-cell office:value-type="float" office:value="268324038" calcext:value-type="float">
            <text:p>268324038</text:p>
          </table:table-cell>
          <table:table-cell office:value-type="float" office:value="91432808" calcext:value-type="float">
            <text:p>91432808</text:p>
          </table:table-cell>
          <table:table-cell office:value-type="float" office:value="359756846" calcext:value-type="float">
            <text:p>359756846</text:p>
          </table:table-cell>
          <table:table-cell table:number-columns-repeated="3"/>
        </table:table-row>
        <table:table-row table:style-name="ro1">
          <table:table-cell office:value-type="float" office:value="267721329" calcext:value-type="float">
            <text:p>267721329</text:p>
          </table:table-cell>
          <table:table-cell office:value-type="float" office:value="91394149" calcext:value-type="float">
            <text:p>91394149</text:p>
          </table:table-cell>
          <table:table-cell office:value-type="float" office:value="359115478" calcext:value-type="float">
            <text:p>359115478</text:p>
          </table:table-cell>
          <table:table-cell table:number-columns-repeated="3"/>
        </table:table-row>
        <table:table-row table:style-name="ro1">
          <table:table-cell office:value-type="float" office:value="268740103" calcext:value-type="float">
            <text:p>268740103</text:p>
          </table:table-cell>
          <table:table-cell office:value-type="float" office:value="92008301" calcext:value-type="float">
            <text:p>92008301</text:p>
          </table:table-cell>
          <table:table-cell office:value-type="float" office:value="360748404" calcext:value-type="float">
            <text:p>360748404</text:p>
          </table:table-cell>
          <table:table-cell table:number-columns-repeated="3"/>
        </table:table-row>
        <table:table-row table:style-name="ro1">
          <table:table-cell office:value-type="float" office:value="267391030" calcext:value-type="float">
            <text:p>267391030</text:p>
          </table:table-cell>
          <table:table-cell office:value-type="float" office:value="91399581" calcext:value-type="float">
            <text:p>91399581</text:p>
          </table:table-cell>
          <table:table-cell office:value-type="float" office:value="358790611" calcext:value-type="float">
            <text:p>358790611</text:p>
          </table:table-cell>
          <table:table-cell table:number-columns-repeated="3"/>
        </table:table-row>
        <table:table-row table:style-name="ro1">
          <table:table-cell office:value-type="float" office:value="268035522" calcext:value-type="float">
            <text:p>268035522</text:p>
          </table:table-cell>
          <table:table-cell office:value-type="float" office:value="91233893" calcext:value-type="float">
            <text:p>91233893</text:p>
          </table:table-cell>
          <table:table-cell office:value-type="float" office:value="359269415" calcext:value-type="float">
            <text:p>359269415</text:p>
          </table:table-cell>
          <table:table-cell table:number-columns-repeated="3"/>
        </table:table-row>
        <table:table-row table:style-name="ro1">
          <table:table-cell office:value-type="float" office:value="267377219" calcext:value-type="float">
            <text:p>267377219</text:p>
          </table:table-cell>
          <table:table-cell office:value-type="float" office:value="91384388" calcext:value-type="float">
            <text:p>91384388</text:p>
          </table:table-cell>
          <table:table-cell office:value-type="float" office:value="358761607" calcext:value-type="float">
            <text:p>358761607</text:p>
          </table:table-cell>
          <table:table-cell table:number-columns-repeated="3"/>
        </table:table-row>
        <table:table-row table:style-name="ro1">
          <table:table-cell office:value-type="float" office:value="267181293" calcext:value-type="float">
            <text:p>267181293</text:p>
          </table:table-cell>
          <table:table-cell office:value-type="float" office:value="91411226" calcext:value-type="float">
            <text:p>91411226</text:p>
          </table:table-cell>
          <table:table-cell office:value-type="float" office:value="358592519" calcext:value-type="float">
            <text:p>358592519</text:p>
          </table:table-cell>
          <table:table-cell table:number-columns-repeated="3"/>
        </table:table-row>
        <table:table-row table:style-name="ro1">
          <table:table-cell office:value-type="float" office:value="266752324" calcext:value-type="float">
            <text:p>266752324</text:p>
          </table:table-cell>
          <table:table-cell office:value-type="float" office:value="91507140" calcext:value-type="float">
            <text:p>91507140</text:p>
          </table:table-cell>
          <table:table-cell office:value-type="float" office:value="358259464" calcext:value-type="float">
            <text:p>358259464</text:p>
          </table:table-cell>
          <table:table-cell table:number-columns-repeated="3"/>
        </table:table-row>
        <table:table-row table:style-name="ro1">
          <table:table-cell office:value-type="float" office:value="268304652" calcext:value-type="float">
            <text:p>268304652</text:p>
          </table:table-cell>
          <table:table-cell office:value-type="float" office:value="91485688" calcext:value-type="float">
            <text:p>91485688</text:p>
          </table:table-cell>
          <table:table-cell office:value-type="float" office:value="359790340" calcext:value-type="float">
            <text:p>359790340</text:p>
          </table:table-cell>
          <table:table-cell table:number-columns-repeated="3"/>
        </table:table-row>
        <table:table-row table:style-name="ro1">
          <table:table-cell office:value-type="float" office:value="267293701" calcext:value-type="float">
            <text:p>267293701</text:p>
          </table:table-cell>
          <table:table-cell office:value-type="float" office:value="91888824" calcext:value-type="float">
            <text:p>91888824</text:p>
          </table:table-cell>
          <table:table-cell office:value-type="float" office:value="359182525" calcext:value-type="float">
            <text:p>359182525</text:p>
          </table:table-cell>
          <table:table-cell table:number-columns-repeated="3"/>
        </table:table-row>
        <table:table-row table:style-name="ro1">
          <table:table-cell office:value-type="float" office:value="268004864" calcext:value-type="float">
            <text:p>268004864</text:p>
          </table:table-cell>
          <table:table-cell office:value-type="float" office:value="91436552" calcext:value-type="float">
            <text:p>91436552</text:p>
          </table:table-cell>
          <table:table-cell office:value-type="float" office:value="359441416" calcext:value-type="float">
            <text:p>359441416</text:p>
          </table:table-cell>
          <table:table-cell table:number-columns-repeated="3"/>
        </table:table-row>
        <table:table-row table:style-name="ro1">
          <table:table-cell office:value-type="float" office:value="267465926" calcext:value-type="float">
            <text:p>267465926</text:p>
          </table:table-cell>
          <table:table-cell office:value-type="float" office:value="91964943" calcext:value-type="float">
            <text:p>91964943</text:p>
          </table:table-cell>
          <table:table-cell office:value-type="float" office:value="359430869" calcext:value-type="float">
            <text:p>359430869</text:p>
          </table:table-cell>
          <table:table-cell table:number-columns-repeated="3"/>
        </table:table-row>
        <table:table-row table:style-name="ro1">
          <table:table-cell office:value-type="float" office:value="267961574" calcext:value-type="float">
            <text:p>267961574</text:p>
          </table:table-cell>
          <table:table-cell office:value-type="float" office:value="91416774" calcext:value-type="float">
            <text:p>91416774</text:p>
          </table:table-cell>
          <table:table-cell office:value-type="float" office:value="359378348" calcext:value-type="float">
            <text:p>359378348</text:p>
          </table:table-cell>
          <table:table-cell table:number-columns-repeated="3"/>
        </table:table-row>
        <table:table-row table:style-name="ro1">
          <table:table-cell office:value-type="float" office:value="270128213" calcext:value-type="float">
            <text:p>270128213</text:p>
          </table:table-cell>
          <table:table-cell office:value-type="float" office:value="91737444" calcext:value-type="float">
            <text:p>91737444</text:p>
          </table:table-cell>
          <table:table-cell office:value-type="float" office:value="361865657" calcext:value-type="float">
            <text:p>361865657</text:p>
          </table:table-cell>
          <table:table-cell table:number-columns-repeated="3"/>
        </table:table-row>
        <table:table-row table:style-name="ro1">
          <table:table-cell office:value-type="float" office:value="267772912" calcext:value-type="float">
            <text:p>267772912</text:p>
          </table:table-cell>
          <table:table-cell office:value-type="float" office:value="91413520" calcext:value-type="float">
            <text:p>91413520</text:p>
          </table:table-cell>
          <table:table-cell office:value-type="float" office:value="359186432" calcext:value-type="float">
            <text:p>359186432</text:p>
          </table:table-cell>
          <table:table-cell table:number-columns-repeated="3"/>
        </table:table-row>
        <table:table-row table:style-name="ro1">
          <table:table-cell office:value-type="float" office:value="268303351" calcext:value-type="float">
            <text:p>268303351</text:p>
          </table:table-cell>
          <table:table-cell office:value-type="float" office:value="91435650" calcext:value-type="float">
            <text:p>91435650</text:p>
          </table:table-cell>
          <table:table-cell office:value-type="float" office:value="359739001" calcext:value-type="float">
            <text:p>359739001</text:p>
          </table:table-cell>
          <table:table-cell table:number-columns-repeated="3"/>
        </table:table-row>
        <table:table-row table:style-name="ro1">
          <table:table-cell office:value-type="float" office:value="267396312" calcext:value-type="float">
            <text:p>267396312</text:p>
          </table:table-cell>
          <table:table-cell office:value-type="float" office:value="91488604" calcext:value-type="float">
            <text:p>91488604</text:p>
          </table:table-cell>
          <table:table-cell office:value-type="float" office:value="358884916" calcext:value-type="float">
            <text:p>358884916</text:p>
          </table:table-cell>
          <table:table-cell table:number-columns-repeated="3"/>
        </table:table-row>
        <table:table-row table:style-name="ro1">
          <table:table-cell office:value-type="float" office:value="267469038" calcext:value-type="float">
            <text:p>267469038</text:p>
          </table:table-cell>
          <table:table-cell office:value-type="float" office:value="91294581" calcext:value-type="float">
            <text:p>91294581</text:p>
          </table:table-cell>
          <table:table-cell office:value-type="float" office:value="358763619" calcext:value-type="float">
            <text:p>358763619</text:p>
          </table:table-cell>
          <table:table-cell table:number-columns-repeated="3"/>
        </table:table-row>
        <table:table-row table:style-name="ro1">
          <table:table-cell office:value-type="float" office:value="266740346" calcext:value-type="float">
            <text:p>266740346</text:p>
          </table:table-cell>
          <table:table-cell office:value-type="float" office:value="91349334" calcext:value-type="float">
            <text:p>91349334</text:p>
          </table:table-cell>
          <table:table-cell office:value-type="float" office:value="358089680" calcext:value-type="float">
            <text:p>358089680</text:p>
          </table:table-cell>
          <table:table-cell table:number-columns-repeated="3"/>
        </table:table-row>
        <table:table-row table:style-name="ro1">
          <table:table-cell office:value-type="float" office:value="267246504" calcext:value-type="float">
            <text:p>267246504</text:p>
          </table:table-cell>
          <table:table-cell office:value-type="float" office:value="91482997" calcext:value-type="float">
            <text:p>91482997</text:p>
          </table:table-cell>
          <table:table-cell office:value-type="float" office:value="358729501" calcext:value-type="float">
            <text:p>358729501</text:p>
          </table:table-cell>
          <table:table-cell table:number-columns-repeated="3"/>
        </table:table-row>
        <table:table-row table:style-name="ro1">
          <table:table-cell office:value-type="float" office:value="267071894" calcext:value-type="float">
            <text:p>267071894</text:p>
          </table:table-cell>
          <table:table-cell office:value-type="float" office:value="91732221" calcext:value-type="float">
            <text:p>91732221</text:p>
          </table:table-cell>
          <table:table-cell office:value-type="float" office:value="358804115" calcext:value-type="float">
            <text:p>358804115</text:p>
          </table:table-cell>
          <table:table-cell table:number-columns-repeated="3"/>
        </table:table-row>
        <table:table-row table:style-name="ro1">
          <table:table-cell office:value-type="float" office:value="266871286" calcext:value-type="float">
            <text:p>266871286</text:p>
          </table:table-cell>
          <table:table-cell office:value-type="float" office:value="91161185" calcext:value-type="float">
            <text:p>91161185</text:p>
          </table:table-cell>
          <table:table-cell office:value-type="float" office:value="358032471" calcext:value-type="float">
            <text:p>358032471</text:p>
          </table:table-cell>
          <table:table-cell table:number-columns-repeated="3"/>
        </table:table-row>
        <table:table-row table:style-name="ro1">
          <table:table-cell office:value-type="float" office:value="267209104" calcext:value-type="float">
            <text:p>267209104</text:p>
          </table:table-cell>
          <table:table-cell office:value-type="float" office:value="91379772" calcext:value-type="float">
            <text:p>91379772</text:p>
          </table:table-cell>
          <table:table-cell office:value-type="float" office:value="358588876" calcext:value-type="float">
            <text:p>358588876</text:p>
          </table:table-cell>
          <table:table-cell table:number-columns-repeated="3"/>
        </table:table-row>
        <table:table-row table:style-name="ro1">
          <table:table-cell office:value-type="float" office:value="268213095" calcext:value-type="float">
            <text:p>268213095</text:p>
          </table:table-cell>
          <table:table-cell office:value-type="float" office:value="91475787" calcext:value-type="float">
            <text:p>91475787</text:p>
          </table:table-cell>
          <table:table-cell office:value-type="float" office:value="359688882" calcext:value-type="float">
            <text:p>359688882</text:p>
          </table:table-cell>
          <table:table-cell table:number-columns-repeated="3"/>
        </table:table-row>
        <table:table-row table:style-name="ro1">
          <table:table-cell office:value-type="float" office:value="269376434" calcext:value-type="float">
            <text:p>269376434</text:p>
          </table:table-cell>
          <table:table-cell office:value-type="float" office:value="91767572" calcext:value-type="float">
            <text:p>91767572</text:p>
          </table:table-cell>
          <table:table-cell office:value-type="float" office:value="361144006" calcext:value-type="float">
            <text:p>361144006</text:p>
          </table:table-cell>
          <table:table-cell table:number-columns-repeated="3"/>
        </table:table-row>
        <table:table-row table:style-name="ro1">
          <table:table-cell office:value-type="float" office:value="266880452" calcext:value-type="float">
            <text:p>266880452</text:p>
          </table:table-cell>
          <table:table-cell office:value-type="float" office:value="91588947" calcext:value-type="float">
            <text:p>91588947</text:p>
          </table:table-cell>
          <table:table-cell office:value-type="float" office:value="358469399" calcext:value-type="float">
            <text:p>358469399</text:p>
          </table:table-cell>
          <table:table-cell table:number-columns-repeated="3"/>
        </table:table-row>
        <table:table-row table:style-name="ro1">
          <table:table-cell office:value-type="float" office:value="267913784" calcext:value-type="float">
            <text:p>267913784</text:p>
          </table:table-cell>
          <table:table-cell office:value-type="float" office:value="91647903" calcext:value-type="float">
            <text:p>91647903</text:p>
          </table:table-cell>
          <table:table-cell office:value-type="float" office:value="359561687" calcext:value-type="float">
            <text:p>359561687</text:p>
          </table:table-cell>
          <table:table-cell table:number-columns-repeated="3"/>
        </table:table-row>
        <table:table-row table:style-name="ro1">
          <table:table-cell office:value-type="float" office:value="267720227" calcext:value-type="float">
            <text:p>267720227</text:p>
          </table:table-cell>
          <table:table-cell office:value-type="float" office:value="91405147" calcext:value-type="float">
            <text:p>91405147</text:p>
          </table:table-cell>
          <table:table-cell office:value-type="float" office:value="359125374" calcext:value-type="float">
            <text:p>359125374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4" number:min-decimal-places="14" number:min-integer-digits="1"/>
    </number:number-style>
    <number:number-style style:name="N130">
      <number:number number:decimal-places="13" number:min-decimal-places="13" number:min-integer-digits="1"/>
    </number:number-style>
    <number:number-style style:name="N131">
      <number:number number:decimal-places="12" number:min-decimal-places="12" number:min-integer-digits="1"/>
    </number:number-style>
    <number:number-style style:name="N132">
      <number:number number:decimal-places="11" number:min-decimal-places="11" number:min-integer-digits="1"/>
    </number:number-style>
    <number:number-style style:name="N133">
      <number:number number:decimal-places="10" number:min-decimal-places="10" number:min-integer-digits="1"/>
    </number:number-style>
    <number:number-style style:name="N134">
      <number:number number:decimal-places="9" number:min-decimal-places="9" number:min-integer-digits="1"/>
    </number:number-style>
    <number:number-style style:name="N135">
      <number:number number:decimal-places="8" number:min-decimal-places="8" number:min-integer-digits="1"/>
    </number:number-style>
    <number:number-style style:name="N136">
      <number:number number:decimal-places="7" number:min-decimal-places="7" number:min-integer-digits="1"/>
    </number:number-style>
    <number:number-style style:name="N137">
      <number:number number:decimal-places="6" number:min-decimal-places="6" number:min-integer-digits="1"/>
    </number:number-style>
    <number:number-style style:name="N138">
      <number:number number:decimal-places="5" number:min-decimal-places="5" number:min-integer-digits="1"/>
    </number:number-style>
    <number:number-style style:name="N139">
      <number:number number:decimal-places="3" number:min-decimal-places="3" number:min-integer-digits="1"/>
    </number:number-style>
    <number:number-style style:name="N140">
      <number:number number:decimal-places="4" number:min-decimal-places="4" number:min-integer-digits="1"/>
    </number:number-style>
    <number:number-style style:name="N141">
      <number:number number:decimal-places="1" number:min-decimal-places="1" number:min-integer-digits="1"/>
    </number:number-style>
    <number:number-style style:name="N142">
      <number:scientific-number number:decimal-places="3" number:min-decimal-places="3" number:min-integer-digits="1" number:min-exponent-digits="2" number:exponent-interval="1" number:forced-exponent-sign="true"/>
    </number:number-style>
    <number:number-style style:name="N143">
      <number:number number:decimal-places="16" number:min-decimal-places="16" number:min-integer-digits="1"/>
    </number:number-style>
    <number:number-style style:name="N144">
      <number:number number:decimal-places="17" number:min-decimal-places="17" number:min-integer-digits="1"/>
    </number:number-style>
    <number:number-style style:name="N145">
      <number:number number:decimal-places="18" number:min-decimal-places="18" number:min-integer-digits="1"/>
    </number:number-style>
    <number:number-style style:name="N146">
      <number:number number:decimal-places="19" number:min-decimal-places="19" number:min-integer-digits="1"/>
    </number:number-style>
    <number:number-style style:name="N147">
      <number:number number:decimal-places="20" number:min-decimal-places="20" number:min-integer-digits="1"/>
    </number:number-style>
    <number:number-style style:name="N148">
      <number:number number:decimal-places="15" number:min-decimal-places="15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02">00/00/0000</text:date>, <text:time style:data-style-name="N2" text:time-value="12:50:35.24660752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5T17:27:26.358771680</meta:creation-date>
    <meta:generator>LibreOffice/7.6.6.3$Linux_X86_64 LibreOffice_project/60$Build-3</meta:generator>
    <dc:date>2024-05-02T12:53:09.780689979</dc:date>
    <meta:editing-duration>PT2H33M2S</meta:editing-duration>
    <meta:editing-cycles>34</meta:editing-cycles>
    <meta:document-statistic meta:table-count="3" meta:cell-count="612" meta:object-count="0"/>
  </office:meta>
</office:document-meta>
</file>